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487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4.21cm"/>
    </style:style>
    <style:style style:name="co11" style:family="table-column">
      <style:table-column-properties fo:break-before="auto" style:column-width="12.7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5.39cm" svg:y="14.68cm">
            <draw:object draw:notify-on-update-of-ranges="Hoja1.C4:Hoja1.C4 Hoja1.C5:Hoja1.C23 Hoja1.E4:Hoja1.E4 Hoja1.E5:Hoja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10" table:default-cell-style-name="Default"/>
        <table:table-column table:style-name="co3" table:number-columns-repeated="10" table:default-cell-style-name="Default"/>
        <table:table-column table:style-name="co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ncremento Grado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dio cilindro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ncremento Cota</text:p>
          </table:table-cell>
          <table:table-cell table:formula="of:=[.F1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ura cilindro</text:p>
          </table:table-cell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adio</text:p>
          </table:table-cell>
          <table:table-cell table:formula="of:=[.F2]/2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Grad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(x1-x2)²</text:p>
          </table:table-cell>
          <table:table-cell office:value-type="string" calcext:value-type="string">
            <text:p>(y1-y2)²</text:p>
          </table:table-cell>
          <table:table-cell office:value-type="string" calcext:value-type="string">
            <text:p>(z1-z2)²</text:p>
          </table:table-cell>
          <table:table-cell table:number-columns-repeated="12"/>
          <table:table-cell table:style-name="ce1"/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formula="of:=[.B5]*PI()/1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B$3]*COS([.$A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B$3]*SIN([.$A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]-[.G5])*([.C5]-[.G5])" office:value-type="float" office:value="49" calcext:value-type="float">
            <text:p>49</text:p>
          </table:table-cell>
          <table:table-cell table:formula="of:=([.D5]-[.H5])*([.D5]-[.H5])" office:value-type="float" office:value="0" calcext:value-type="float">
            <text:p>0</text:p>
          </table:table-cell>
          <table:table-cell table:formula="of:=([.E5]-[.I5])*([.E5]-[.I5])" office:value-type="float" office:value="0" calcext:value-type="float">
            <text:p>0</text:p>
          </table:table-cell>
          <table:table-cell table:formula="of:=SQRT(SUM([.K5:.M5]))" office:value-type="float" office:value="7" calcext:value-type="float">
            <text:p>7</text:p>
          </table:table-cell>
          <table:table-cell/>
          <table:table-cell table:formula="of:=([.C5]-[.G5])/[.$N5]" office:value-type="float" office:value="1" calcext:value-type="float">
            <text:p>1</text:p>
          </table:table-cell>
          <table:table-cell table:formula="of:=([.D5]-[.H5])/[.$N5]" office:value-type="float" office:value="0" calcext:value-type="float">
            <text:p>0</text:p>
          </table:table-cell>
          <table:table-cell table:formula="of:=([.E5]-[.I5])/[.$N5]" office:value-type="float" office:value="0" calcext:value-type="float">
            <text:p>0</text:p>
          </table:table-cell>
          <table:table-cell/>
          <table:table-cell table:formula="of:=TEXT([.C5];&quot;+0,000;-0,000;+0,000&quot;)" office:value-type="string" office:string-value="+7,000" calcext:value-type="string">
            <text:p>+7,000</text:p>
          </table:table-cell>
          <table:table-cell table:formula="of:=TEXT([.D5];&quot;+0,000;-0,000;+0,000&quot;)" office:value-type="string" office:string-value="+0,000" calcext:value-type="string">
            <text:p>+0,000</text:p>
          </table:table-cell>
          <table:table-cell table:formula="of:=TEXT([.E5];&quot;+0,000;-0,000;+0,000&quot;)" office:value-type="string" office:string-value="+0,000" calcext:value-type="string">
            <text:p>+0,000</text:p>
          </table:table-cell>
          <table:table-cell table:formula="of:=SUBSTITUTE([.T5];&quot;,&quot;;&quot;.&quot;)" office:value-type="string" office:string-value="+7.000" calcext:value-type="string">
            <text:p>+7.000</text:p>
          </table:table-cell>
          <table:table-cell table:formula="of:=SUBSTITUTE([.U5];&quot;,&quot;;&quot;.&quot;)" office:value-type="string" office:string-value="+0.000" calcext:value-type="string">
            <text:p>+0.000</text:p>
          </table:table-cell>
          <table:table-cell table:formula="of:=SUBSTITUTE([.V5];&quot;,&quot;;&quot;.&quot;)" office:value-type="string" office:string-value="+0.000" calcext:value-type="string">
            <text:p>+0.000</text:p>
          </table:table-cell>
          <table:table-cell table:formula="of:=CONCATENATE([.W5];&quot;,&quot;;[.X5];&quot;,&quot;;[.Y5])" office:value-type="string" office:string-value="+7.000,+0.000,+0.000" calcext:value-type="string">
            <text:p>+7.000,+0.000,+0.000</text:p>
          </table:table-cell>
          <table:table-cell/>
          <table:table-cell table:formula="of:=TEXT([.P5];&quot;+0,000;-0,000;+0,000&quot;)" office:value-type="string" office:string-value="+1,000" calcext:value-type="string">
            <text:p>+1,000</text:p>
          </table:table-cell>
          <table:table-cell table:formula="of:=TEXT([.Q5];&quot;+0,000;-0,000;+0,000&quot;)" office:value-type="string" office:string-value="+0,000" calcext:value-type="string">
            <text:p>+0,000</text:p>
          </table:table-cell>
          <table:table-cell table:formula="of:=TEXT([.R5];&quot;+0,000;-0,000;+0,000&quot;)" office:value-type="string" office:string-value="+0,000" calcext:value-type="string">
            <text:p>+0,000</text:p>
          </table:table-cell>
          <table:table-cell table:formula="of:=SUBSTITUTE([.AB5];&quot;,&quot;;&quot;.&quot;)" office:value-type="string" office:string-value="+1.000" calcext:value-type="string">
            <text:p>+1.000</text:p>
          </table:table-cell>
          <table:table-cell table:formula="of:=SUBSTITUTE([.AC5];&quot;,&quot;;&quot;.&quot;)" office:value-type="string" office:string-value="+0.000" calcext:value-type="string">
            <text:p>+0.000</text:p>
          </table:table-cell>
          <table:table-cell table:formula="of:=SUBSTITUTE([.AD5];&quot;,&quot;;&quot;.&quot;)" office:value-type="string" office:string-value="+0.000" calcext:value-type="string">
            <text:p>+0.000</text:p>
          </table:table-cell>
          <table:table-cell table:formula="of:=CONCATENATE([.AE5];&quot;,&quot;;[.AF5];&quot;,&quot;;[.AG5])" office:value-type="string" office:string-value="+1.000,+0.000,+0.000" calcext:value-type="string">
            <text:p>+1.000,+0.000,+0.000</text:p>
          </table:table-cell>
          <table:table-cell table:number-columns-repeated="2"/>
          <table:table-cell table:formula="of:=&quot;cy &quot;&amp;[.Z5]&amp;&quot;     &quot;&amp;[.AH5]&amp;&quot;    &quot;&amp;[.F$1]&amp;&quot;     &quot;&amp;[.F$2]&amp;&quot;     &quot;&amp;TEXT([.AO5];&quot;000&quot;)&amp;&quot;,&quot;&amp;TEXT([.AP5];&quot;000&quot;)&amp;&quot;,&quot;&amp;TEXT([.AQ5];&quot;000&quot;)" office:value-type="string" office:string-value="cy +7.000,+0.000,+0.000     +1.000,+0.000,+0.000    2     14     000,000,255" calcext:value-type="string">
            <text:p>cy +7.000,+0.000,+0.000 <text:s text:c="4"/>+1.000,+0.000,+0.000 <text:s text:c="3"/>2 <text:s text:c="4"/>14 <text:s text:c="4"/>000,000,2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6]*PI()/180" office:value-type="float" office:value="0.261799387799149" calcext:value-type="float">
            <text:p>0,261799387799149</text:p>
          </table:table-cell>
          <table:table-cell table:formula="of:=[.B5]+[.$B$1]" office:value-type="float" office:value="15" calcext:value-type="float">
            <text:p>15</text:p>
          </table:table-cell>
          <table:table-cell table:formula="of:=[.$B$3]*COS([.$A6])" office:value-type="float" office:value="6.76148078402348" calcext:value-type="float">
            <text:p>6,76148078402348</text:p>
          </table:table-cell>
          <table:table-cell table:formula="of:=[.D5]+[.$B$2]" office:value-type="float" office:value="2" calcext:value-type="float">
            <text:p>2</text:p>
          </table:table-cell>
          <table:table-cell table:formula="of:=[.$B$3]*SIN([.$A6])" office:value-type="float" office:value="1.81173331571765" calcext:value-type="float">
            <text:p>1,81173331571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]-[.G6])*([.C6]-[.G6])" office:value-type="float" office:value="45.7176223927187" calcext:value-type="float">
            <text:p>45,7176223927187</text:p>
          </table:table-cell>
          <table:table-cell table:formula="of:=([.D6]-[.H6])*([.D6]-[.H6])" office:value-type="float" office:value="0" calcext:value-type="float">
            <text:p>0</text:p>
          </table:table-cell>
          <table:table-cell table:formula="of:=([.E6]-[.I6])*([.E6]-[.I6])" office:value-type="float" office:value="3.28237760728125" calcext:value-type="float">
            <text:p>3,28237760728125</text:p>
          </table:table-cell>
          <table:table-cell table:formula="of:=SQRT(SUM([.K6:.M6]))" office:value-type="float" office:value="7" calcext:value-type="float">
            <text:p>7</text:p>
          </table:table-cell>
          <table:table-cell/>
          <table:table-cell table:formula="of:=([.C6]-[.G6])/[.$N6]" office:value-type="float" office:value="0.965925826289068" calcext:value-type="float">
            <text:p>0,965925826289068</text:p>
          </table:table-cell>
          <table:table-cell table:formula="of:=([.D6]-[.H6])/[.$N6]" office:value-type="float" office:value="0" calcext:value-type="float">
            <text:p>0</text:p>
          </table:table-cell>
          <table:table-cell table:formula="of:=([.E6]-[.I6])/[.$N6]" office:value-type="float" office:value="0.258819045102521" calcext:value-type="float">
            <text:p>0,258819045102521</text:p>
          </table:table-cell>
          <table:table-cell/>
          <table:table-cell table:formula="of:=TEXT([.C6];&quot;+0,000;-0,000;+0,000&quot;)" office:value-type="string" office:string-value="+6,761" calcext:value-type="string">
            <text:p>+6,761</text:p>
          </table:table-cell>
          <table:table-cell table:formula="of:=TEXT([.D6];&quot;+0,000;-0,000;+0,000&quot;)" office:value-type="string" office:string-value="+2,000" calcext:value-type="string">
            <text:p>+2,000</text:p>
          </table:table-cell>
          <table:table-cell table:formula="of:=TEXT([.E6];&quot;+0,000;-0,000;+0,000&quot;)" office:value-type="string" office:string-value="+1,812" calcext:value-type="string">
            <text:p>+1,812</text:p>
          </table:table-cell>
          <table:table-cell table:formula="of:=SUBSTITUTE([.T6];&quot;,&quot;;&quot;.&quot;)" office:value-type="string" office:string-value="+6.761" calcext:value-type="string">
            <text:p>+6.761</text:p>
          </table:table-cell>
          <table:table-cell table:formula="of:=SUBSTITUTE([.U6];&quot;,&quot;;&quot;.&quot;)" office:value-type="string" office:string-value="+2.000" calcext:value-type="string">
            <text:p>+2.000</text:p>
          </table:table-cell>
          <table:table-cell table:formula="of:=SUBSTITUTE([.V6];&quot;,&quot;;&quot;.&quot;)" office:value-type="string" office:string-value="+1.812" calcext:value-type="string">
            <text:p>+1.812</text:p>
          </table:table-cell>
          <table:table-cell table:formula="of:=CONCATENATE([.W6];&quot;,&quot;;[.X6];&quot;,&quot;;[.Y6])" office:value-type="string" office:string-value="+6.761,+2.000,+1.812" calcext:value-type="string">
            <text:p>+6.761,+2.000,+1.812</text:p>
          </table:table-cell>
          <table:table-cell/>
          <table:table-cell table:formula="of:=TEXT([.P6];&quot;+0,000;-0,000;+0,000&quot;)" office:value-type="string" office:string-value="+0,966" calcext:value-type="string">
            <text:p>+0,966</text:p>
          </table:table-cell>
          <table:table-cell table:formula="of:=TEXT([.Q6];&quot;+0,000;-0,000;+0,000&quot;)" office:value-type="string" office:string-value="+0,000" calcext:value-type="string">
            <text:p>+0,000</text:p>
          </table:table-cell>
          <table:table-cell table:formula="of:=TEXT([.R6];&quot;+0,000;-0,000;+0,000&quot;)" office:value-type="string" office:string-value="+0,259" calcext:value-type="string">
            <text:p>+0,259</text:p>
          </table:table-cell>
          <table:table-cell table:formula="of:=SUBSTITUTE([.AB6];&quot;,&quot;;&quot;.&quot;)" office:value-type="string" office:string-value="+0.966" calcext:value-type="string">
            <text:p>+0.966</text:p>
          </table:table-cell>
          <table:table-cell table:formula="of:=SUBSTITUTE([.AC6];&quot;,&quot;;&quot;.&quot;)" office:value-type="string" office:string-value="+0.000" calcext:value-type="string">
            <text:p>+0.000</text:p>
          </table:table-cell>
          <table:table-cell table:formula="of:=SUBSTITUTE([.AD6];&quot;,&quot;;&quot;.&quot;)" office:value-type="string" office:string-value="+0.259" calcext:value-type="string">
            <text:p>+0.259</text:p>
          </table:table-cell>
          <table:table-cell table:formula="of:=CONCATENATE([.AE6];&quot;,&quot;;[.AF6];&quot;,&quot;;[.AG6])" office:value-type="string" office:string-value="+0.966,+0.000,+0.259" calcext:value-type="string">
            <text:p>+0.966,+0.000,+0.259</text:p>
          </table:table-cell>
          <table:table-cell table:number-columns-repeated="2"/>
          <table:table-cell table:formula="of:=&quot;cy &quot;&amp;[.Z6]&amp;&quot;     &quot;&amp;[.AH6]&amp;&quot;    &quot;&amp;[.F$1]&amp;&quot;     &quot;&amp;[.F$2]&amp;&quot;     &quot;&amp;TEXT([.AO6];&quot;000&quot;)&amp;&quot;,&quot;&amp;TEXT([.AP6];&quot;000&quot;)&amp;&quot;,&quot;&amp;TEXT([.AQ6];&quot;000&quot;)" office:value-type="string" office:string-value="cy +6.761,+2.000,+1.812     +0.966,+0.000,+0.259    2     14     001,001,255" calcext:value-type="string">
            <text:p>cy +6.761,+2.000,+1.812 <text:s text:c="4"/>+0.966,+0.000,+0.259 <text:s text:c="3"/>2 <text:s text:c="4"/>14 <text:s text:c="4"/>001,001,25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7]*PI()/180" office:value-type="float" office:value="0.523598775598299" calcext:value-type="float">
            <text:p>0,523598775598299</text:p>
          </table:table-cell>
          <table:table-cell table:formula="of:=[.B6]+[.$B$1]" office:value-type="float" office:value="30" calcext:value-type="float">
            <text:p>30</text:p>
          </table:table-cell>
          <table:table-cell table:formula="of:=[.$B$3]*COS([.$A7])" office:value-type="float" office:value="6.06217782649107" calcext:value-type="float">
            <text:p>6,06217782649107</text:p>
          </table:table-cell>
          <table:table-cell table:formula="of:=[.D6]+[.$B$2]" office:value-type="float" office:value="4" calcext:value-type="float">
            <text:p>4</text:p>
          </table:table-cell>
          <table:table-cell table:formula="of:=[.$B$3]*SIN([.$A7])" office:value-type="float" office:value="3.5" calcext:value-type="float">
            <text:p>3,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]-[.G7])*([.C7]-[.G7])" office:value-type="float" office:value="36.75" calcext:value-type="float">
            <text:p>36,75</text:p>
          </table:table-cell>
          <table:table-cell table:formula="of:=([.D7]-[.H7])*([.D7]-[.H7])" office:value-type="float" office:value="0" calcext:value-type="float">
            <text:p>0</text:p>
          </table:table-cell>
          <table:table-cell table:formula="of:=([.E7]-[.I7])*([.E7]-[.I7])" office:value-type="float" office:value="12.25" calcext:value-type="float">
            <text:p>12,25</text:p>
          </table:table-cell>
          <table:table-cell table:formula="of:=SQRT(SUM([.K7:.M7]))" office:value-type="float" office:value="7" calcext:value-type="float">
            <text:p>7</text:p>
          </table:table-cell>
          <table:table-cell/>
          <table:table-cell table:formula="of:=([.C7]-[.G7])/[.$N7]" office:value-type="float" office:value="0.866025403784439" calcext:value-type="float">
            <text:p>0,866025403784439</text:p>
          </table:table-cell>
          <table:table-cell table:formula="of:=([.D7]-[.H7])/[.$N7]" office:value-type="float" office:value="0" calcext:value-type="float">
            <text:p>0</text:p>
          </table:table-cell>
          <table:table-cell table:formula="of:=([.E7]-[.I7])/[.$N7]" office:value-type="float" office:value="0.5" calcext:value-type="float">
            <text:p>0,5</text:p>
          </table:table-cell>
          <table:table-cell/>
          <table:table-cell table:formula="of:=TEXT([.C7];&quot;+0,000;-0,000;+0,000&quot;)" office:value-type="string" office:string-value="+6,062" calcext:value-type="string">
            <text:p>+6,062</text:p>
          </table:table-cell>
          <table:table-cell table:formula="of:=TEXT([.D7];&quot;+0,000;-0,000;+0,000&quot;)" office:value-type="string" office:string-value="+4,000" calcext:value-type="string">
            <text:p>+4,000</text:p>
          </table:table-cell>
          <table:table-cell table:formula="of:=TEXT([.E7];&quot;+0,000;-0,000;+0,000&quot;)" office:value-type="string" office:string-value="+3,500" calcext:value-type="string">
            <text:p>+3,500</text:p>
          </table:table-cell>
          <table:table-cell table:formula="of:=SUBSTITUTE([.T7];&quot;,&quot;;&quot;.&quot;)" office:value-type="string" office:string-value="+6.062" calcext:value-type="string">
            <text:p>+6.062</text:p>
          </table:table-cell>
          <table:table-cell table:formula="of:=SUBSTITUTE([.U7];&quot;,&quot;;&quot;.&quot;)" office:value-type="string" office:string-value="+4.000" calcext:value-type="string">
            <text:p>+4.000</text:p>
          </table:table-cell>
          <table:table-cell table:formula="of:=SUBSTITUTE([.V7];&quot;,&quot;;&quot;.&quot;)" office:value-type="string" office:string-value="+3.500" calcext:value-type="string">
            <text:p>+3.500</text:p>
          </table:table-cell>
          <table:table-cell table:formula="of:=CONCATENATE([.W7];&quot;,&quot;;[.X7];&quot;,&quot;;[.Y7])" office:value-type="string" office:string-value="+6.062,+4.000,+3.500" calcext:value-type="string">
            <text:p>+6.062,+4.000,+3.500</text:p>
          </table:table-cell>
          <table:table-cell/>
          <table:table-cell table:formula="of:=TEXT([.P7];&quot;+0,000;-0,000;+0,000&quot;)" office:value-type="string" office:string-value="+0,866" calcext:value-type="string">
            <text:p>+0,866</text:p>
          </table:table-cell>
          <table:table-cell table:formula="of:=TEXT([.Q7];&quot;+0,000;-0,000;+0,000&quot;)" office:value-type="string" office:string-value="+0,000" calcext:value-type="string">
            <text:p>+0,000</text:p>
          </table:table-cell>
          <table:table-cell table:formula="of:=TEXT([.R7];&quot;+0,000;-0,000;+0,000&quot;)" office:value-type="string" office:string-value="+0,500" calcext:value-type="string">
            <text:p>+0,500</text:p>
          </table:table-cell>
          <table:table-cell table:formula="of:=SUBSTITUTE([.AB7];&quot;,&quot;;&quot;.&quot;)" office:value-type="string" office:string-value="+0.866" calcext:value-type="string">
            <text:p>+0.866</text:p>
          </table:table-cell>
          <table:table-cell table:formula="of:=SUBSTITUTE([.AC7];&quot;,&quot;;&quot;.&quot;)" office:value-type="string" office:string-value="+0.000" calcext:value-type="string">
            <text:p>+0.000</text:p>
          </table:table-cell>
          <table:table-cell table:formula="of:=SUBSTITUTE([.AD7];&quot;,&quot;;&quot;.&quot;)" office:value-type="string" office:string-value="+0.500" calcext:value-type="string">
            <text:p>+0.500</text:p>
          </table:table-cell>
          <table:table-cell table:formula="of:=CONCATENATE([.AE7];&quot;,&quot;;[.AF7];&quot;,&quot;;[.AG7])" office:value-type="string" office:string-value="+0.866,+0.000,+0.500" calcext:value-type="string">
            <text:p>+0.866,+0.000,+0.500</text:p>
          </table:table-cell>
          <table:table-cell table:number-columns-repeated="2"/>
          <table:table-cell table:formula="of:=&quot;cy &quot;&amp;[.Z7]&amp;&quot;     &quot;&amp;[.AH7]&amp;&quot;    &quot;&amp;[.F$1]&amp;&quot;     &quot;&amp;[.F$2]&amp;&quot;     &quot;&amp;TEXT([.AO7];&quot;000&quot;)&amp;&quot;,&quot;&amp;TEXT([.AP7];&quot;000&quot;)&amp;&quot;,&quot;&amp;TEXT([.AQ7];&quot;000&quot;)" office:value-type="string" office:string-value="cy +6.062,+4.000,+3.500     +0.866,+0.000,+0.500    2     14     002,002,255" calcext:value-type="string">
            <text:p>cy +6.062,+4.000,+3.500 <text:s text:c="4"/>+0.866,+0.000,+0.500 <text:s text:c="3"/>2 <text:s text:c="4"/>14 <text:s text:c="4"/>002,002,25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8]*PI()/180" office:value-type="float" office:value="0.785398163397448" calcext:value-type="float">
            <text:p>0,785398163397448</text:p>
          </table:table-cell>
          <table:table-cell table:formula="of:=[.B7]+[.$B$1]" office:value-type="float" office:value="45" calcext:value-type="float">
            <text:p>45</text:p>
          </table:table-cell>
          <table:table-cell table:formula="of:=[.$B$3]*COS([.$A8])" office:value-type="float" office:value="4.94974746830583" calcext:value-type="float">
            <text:p>4,94974746830583</text:p>
          </table:table-cell>
          <table:table-cell table:formula="of:=[.D7]+[.$B$2]" office:value-type="float" office:value="6" calcext:value-type="float">
            <text:p>6</text:p>
          </table:table-cell>
          <table:table-cell table:formula="of:=[.$B$3]*SIN([.$A8])" office:value-type="float" office:value="4.94974746830583" calcext:value-type="float">
            <text:p>4,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]-[.G8])*([.C8]-[.G8])" office:value-type="float" office:value="24.5" calcext:value-type="float">
            <text:p>24,5</text:p>
          </table:table-cell>
          <table:table-cell table:formula="of:=([.D8]-[.H8])*([.D8]-[.H8])" office:value-type="float" office:value="0" calcext:value-type="float">
            <text:p>0</text:p>
          </table:table-cell>
          <table:table-cell table:formula="of:=([.E8]-[.I8])*([.E8]-[.I8])" office:value-type="float" office:value="24.5" calcext:value-type="float">
            <text:p>24,5</text:p>
          </table:table-cell>
          <table:table-cell table:formula="of:=SQRT(SUM([.K8:.M8]))" office:value-type="float" office:value="7" calcext:value-type="float">
            <text:p>7</text:p>
          </table:table-cell>
          <table:table-cell/>
          <table:table-cell table:formula="of:=([.C8]-[.G8])/[.$N8]" office:value-type="float" office:value="0.707106781186548" calcext:value-type="float">
            <text:p>0,707106781186548</text:p>
          </table:table-cell>
          <table:table-cell table:formula="of:=([.D8]-[.H8])/[.$N8]" office:value-type="float" office:value="0" calcext:value-type="float">
            <text:p>0</text:p>
          </table:table-cell>
          <table:table-cell table:formula="of:=([.E8]-[.I8])/[.$N8]" office:value-type="float" office:value="0.707106781186548" calcext:value-type="float">
            <text:p>0,707106781186548</text:p>
          </table:table-cell>
          <table:table-cell/>
          <table:table-cell table:formula="of:=TEXT([.C8];&quot;+0,000;-0,000;+0,000&quot;)" office:value-type="string" office:string-value="+4,950" calcext:value-type="string">
            <text:p>+4,950</text:p>
          </table:table-cell>
          <table:table-cell table:formula="of:=TEXT([.D8];&quot;+0,000;-0,000;+0,000&quot;)" office:value-type="string" office:string-value="+6,000" calcext:value-type="string">
            <text:p>+6,000</text:p>
          </table:table-cell>
          <table:table-cell table:formula="of:=TEXT([.E8];&quot;+0,000;-0,000;+0,000&quot;)" office:value-type="string" office:string-value="+4,950" calcext:value-type="string">
            <text:p>+4,950</text:p>
          </table:table-cell>
          <table:table-cell table:formula="of:=SUBSTITUTE([.T8];&quot;,&quot;;&quot;.&quot;)" office:value-type="string" office:string-value="+4.950" calcext:value-type="string">
            <text:p>+4.950</text:p>
          </table:table-cell>
          <table:table-cell table:formula="of:=SUBSTITUTE([.U8];&quot;,&quot;;&quot;.&quot;)" office:value-type="string" office:string-value="+6.000" calcext:value-type="string">
            <text:p>+6.000</text:p>
          </table:table-cell>
          <table:table-cell table:formula="of:=SUBSTITUTE([.V8];&quot;,&quot;;&quot;.&quot;)" office:value-type="string" office:string-value="+4.950" calcext:value-type="string">
            <text:p>+4.950</text:p>
          </table:table-cell>
          <table:table-cell table:formula="of:=CONCATENATE([.W8];&quot;,&quot;;[.X8];&quot;,&quot;;[.Y8])" office:value-type="string" office:string-value="+4.950,+6.000,+4.950" calcext:value-type="string">
            <text:p>+4.950,+6.000,+4.950</text:p>
          </table:table-cell>
          <table:table-cell/>
          <table:table-cell table:formula="of:=TEXT([.P8];&quot;+0,000;-0,000;+0,000&quot;)" office:value-type="string" office:string-value="+0,707" calcext:value-type="string">
            <text:p>+0,707</text:p>
          </table:table-cell>
          <table:table-cell table:formula="of:=TEXT([.Q8];&quot;+0,000;-0,000;+0,000&quot;)" office:value-type="string" office:string-value="+0,000" calcext:value-type="string">
            <text:p>+0,000</text:p>
          </table:table-cell>
          <table:table-cell table:formula="of:=TEXT([.R8];&quot;+0,000;-0,000;+0,000&quot;)" office:value-type="string" office:string-value="+0,707" calcext:value-type="string">
            <text:p>+0,707</text:p>
          </table:table-cell>
          <table:table-cell table:formula="of:=SUBSTITUTE([.AB8];&quot;,&quot;;&quot;.&quot;)" office:value-type="string" office:string-value="+0.707" calcext:value-type="string">
            <text:p>+0.707</text:p>
          </table:table-cell>
          <table:table-cell table:formula="of:=SUBSTITUTE([.AC8];&quot;,&quot;;&quot;.&quot;)" office:value-type="string" office:string-value="+0.000" calcext:value-type="string">
            <text:p>+0.000</text:p>
          </table:table-cell>
          <table:table-cell table:formula="of:=SUBSTITUTE([.AD8];&quot;,&quot;;&quot;.&quot;)" office:value-type="string" office:string-value="+0.707" calcext:value-type="string">
            <text:p>+0.707</text:p>
          </table:table-cell>
          <table:table-cell table:formula="of:=CONCATENATE([.AE8];&quot;,&quot;;[.AF8];&quot;,&quot;;[.AG8])" office:value-type="string" office:string-value="+0.707,+0.000,+0.707" calcext:value-type="string">
            <text:p>+0.707,+0.000,+0.707</text:p>
          </table:table-cell>
          <table:table-cell table:number-columns-repeated="2"/>
          <table:table-cell table:formula="of:=&quot;cy &quot;&amp;[.Z8]&amp;&quot;     &quot;&amp;[.AH8]&amp;&quot;    &quot;&amp;[.F$1]&amp;&quot;     &quot;&amp;[.F$2]&amp;&quot;     &quot;&amp;TEXT([.AO8];&quot;000&quot;)&amp;&quot;,&quot;&amp;TEXT([.AP8];&quot;000&quot;)&amp;&quot;,&quot;&amp;TEXT([.AQ8];&quot;000&quot;)" office:value-type="string" office:string-value="cy +4.950,+6.000,+4.950     +0.707,+0.000,+0.707    2     14     003,003,255" calcext:value-type="string">
            <text:p>cy +4.950,+6.000,+4.950 <text:s text:c="4"/>+0.707,+0.000,+0.707 <text:s text:c="3"/>2 <text:s text:c="4"/>14 <text:s text:c="4"/>003,003,25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9]*PI()/180" office:value-type="float" office:value="1.0471975511966" calcext:value-type="float">
            <text:p>1,0471975511966</text:p>
          </table:table-cell>
          <table:table-cell table:formula="of:=[.B8]+[.$B$1]" office:value-type="float" office:value="60" calcext:value-type="float">
            <text:p>60</text:p>
          </table:table-cell>
          <table:table-cell table:formula="of:=[.$B$3]*COS([.$A9])" office:value-type="float" office:value="3.5" calcext:value-type="float">
            <text:p>3,5</text:p>
          </table:table-cell>
          <table:table-cell table:formula="of:=[.D8]+[.$B$2]" office:value-type="float" office:value="8" calcext:value-type="float">
            <text:p>8</text:p>
          </table:table-cell>
          <table:table-cell table:formula="of:=[.$B$3]*SIN([.$A9])" office:value-type="float" office:value="6.06217782649107" calcext:value-type="float">
            <text:p>6,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]-[.G9])*([.C9]-[.G9])" office:value-type="float" office:value="12.25" calcext:value-type="float">
            <text:p>12,25</text:p>
          </table:table-cell>
          <table:table-cell table:formula="of:=([.D9]-[.H9])*([.D9]-[.H9])" office:value-type="float" office:value="0" calcext:value-type="float">
            <text:p>0</text:p>
          </table:table-cell>
          <table:table-cell table:formula="of:=([.E9]-[.I9])*([.E9]-[.I9])" office:value-type="float" office:value="36.75" calcext:value-type="float">
            <text:p>36,75</text:p>
          </table:table-cell>
          <table:table-cell table:formula="of:=SQRT(SUM([.K9:.M9]))" office:value-type="float" office:value="7" calcext:value-type="float">
            <text:p>7</text:p>
          </table:table-cell>
          <table:table-cell/>
          <table:table-cell table:formula="of:=([.C9]-[.G9])/[.$N9]" office:value-type="float" office:value="0.5" calcext:value-type="float">
            <text:p>0,5</text:p>
          </table:table-cell>
          <table:table-cell table:formula="of:=([.D9]-[.H9])/[.$N9]" office:value-type="float" office:value="0" calcext:value-type="float">
            <text:p>0</text:p>
          </table:table-cell>
          <table:table-cell table:formula="of:=([.E9]-[.I9])/[.$N9]" office:value-type="float" office:value="0.866025403784439" calcext:value-type="float">
            <text:p>0,866025403784439</text:p>
          </table:table-cell>
          <table:table-cell/>
          <table:table-cell table:formula="of:=TEXT([.C9];&quot;+0,000;-0,000;+0,000&quot;)" office:value-type="string" office:string-value="+3,500" calcext:value-type="string">
            <text:p>+3,500</text:p>
          </table:table-cell>
          <table:table-cell table:formula="of:=TEXT([.D9];&quot;+0,000;-0,000;+0,000&quot;)" office:value-type="string" office:string-value="+8,000" calcext:value-type="string">
            <text:p>+8,000</text:p>
          </table:table-cell>
          <table:table-cell table:formula="of:=TEXT([.E9];&quot;+0,000;-0,000;+0,000&quot;)" office:value-type="string" office:string-value="+6,062" calcext:value-type="string">
            <text:p>+6,062</text:p>
          </table:table-cell>
          <table:table-cell table:formula="of:=SUBSTITUTE([.T9];&quot;,&quot;;&quot;.&quot;)" office:value-type="string" office:string-value="+3.500" calcext:value-type="string">
            <text:p>+3.500</text:p>
          </table:table-cell>
          <table:table-cell table:formula="of:=SUBSTITUTE([.U9];&quot;,&quot;;&quot;.&quot;)" office:value-type="string" office:string-value="+8.000" calcext:value-type="string">
            <text:p>+8.000</text:p>
          </table:table-cell>
          <table:table-cell table:formula="of:=SUBSTITUTE([.V9];&quot;,&quot;;&quot;.&quot;)" office:value-type="string" office:string-value="+6.062" calcext:value-type="string">
            <text:p>+6.062</text:p>
          </table:table-cell>
          <table:table-cell table:formula="of:=CONCATENATE([.W9];&quot;,&quot;;[.X9];&quot;,&quot;;[.Y9])" office:value-type="string" office:string-value="+3.500,+8.000,+6.062" calcext:value-type="string">
            <text:p>+3.500,+8.000,+6.062</text:p>
          </table:table-cell>
          <table:table-cell/>
          <table:table-cell table:formula="of:=TEXT([.P9];&quot;+0,000;-0,000;+0,000&quot;)" office:value-type="string" office:string-value="+0,500" calcext:value-type="string">
            <text:p>+0,500</text:p>
          </table:table-cell>
          <table:table-cell table:formula="of:=TEXT([.Q9];&quot;+0,000;-0,000;+0,000&quot;)" office:value-type="string" office:string-value="+0,000" calcext:value-type="string">
            <text:p>+0,000</text:p>
          </table:table-cell>
          <table:table-cell table:formula="of:=TEXT([.R9];&quot;+0,000;-0,000;+0,000&quot;)" office:value-type="string" office:string-value="+0,866" calcext:value-type="string">
            <text:p>+0,866</text:p>
          </table:table-cell>
          <table:table-cell table:formula="of:=SUBSTITUTE([.AB9];&quot;,&quot;;&quot;.&quot;)" office:value-type="string" office:string-value="+0.500" calcext:value-type="string">
            <text:p>+0.500</text:p>
          </table:table-cell>
          <table:table-cell table:formula="of:=SUBSTITUTE([.AC9];&quot;,&quot;;&quot;.&quot;)" office:value-type="string" office:string-value="+0.000" calcext:value-type="string">
            <text:p>+0.000</text:p>
          </table:table-cell>
          <table:table-cell table:formula="of:=SUBSTITUTE([.AD9];&quot;,&quot;;&quot;.&quot;)" office:value-type="string" office:string-value="+0.866" calcext:value-type="string">
            <text:p>+0.866</text:p>
          </table:table-cell>
          <table:table-cell table:formula="of:=CONCATENATE([.AE9];&quot;,&quot;;[.AF9];&quot;,&quot;;[.AG9])" office:value-type="string" office:string-value="+0.500,+0.000,+0.866" calcext:value-type="string">
            <text:p>+0.500,+0.000,+0.866</text:p>
          </table:table-cell>
          <table:table-cell table:number-columns-repeated="2"/>
          <table:table-cell table:formula="of:=&quot;cy &quot;&amp;[.Z9]&amp;&quot;     &quot;&amp;[.AH9]&amp;&quot;    &quot;&amp;[.F$1]&amp;&quot;     &quot;&amp;[.F$2]&amp;&quot;     &quot;&amp;TEXT([.AO9];&quot;000&quot;)&amp;&quot;,&quot;&amp;TEXT([.AP9];&quot;000&quot;)&amp;&quot;,&quot;&amp;TEXT([.AQ9];&quot;000&quot;)" office:value-type="string" office:string-value="cy +3.500,+8.000,+6.062     +0.500,+0.000,+0.866    2     14     004,004,255" calcext:value-type="string">
            <text:p>cy +3.500,+8.000,+6.062 <text:s text:c="4"/>+0.500,+0.000,+0.866 <text:s text:c="3"/>2 <text:s text:c="4"/>14 <text:s text:c="4"/>004,004,25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0]*PI()/180" office:value-type="float" office:value="1.30899693899575" calcext:value-type="float">
            <text:p>1,30899693899575</text:p>
          </table:table-cell>
          <table:table-cell table:formula="of:=[.B9]+[.$B$1]" office:value-type="float" office:value="75" calcext:value-type="float">
            <text:p>75</text:p>
          </table:table-cell>
          <table:table-cell table:formula="of:=[.$B$3]*COS([.$A10])" office:value-type="float" office:value="1.81173331571765" calcext:value-type="float">
            <text:p>1,81173331571765</text:p>
          </table:table-cell>
          <table:table-cell table:formula="of:=[.D9]+[.$B$2]" office:value-type="float" office:value="10" calcext:value-type="float">
            <text:p>10</text:p>
          </table:table-cell>
          <table:table-cell table:formula="of:=[.$B$3]*SIN([.$A10])" office:value-type="float" office:value="6.76148078402348" calcext:value-type="float">
            <text:p>6,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]-[.G10])*([.C10]-[.G10])" office:value-type="float" office:value="3.28237760728125" calcext:value-type="float">
            <text:p>3,28237760728125</text:p>
          </table:table-cell>
          <table:table-cell table:formula="of:=([.D10]-[.H10])*([.D10]-[.H10])" office:value-type="float" office:value="0" calcext:value-type="float">
            <text:p>0</text:p>
          </table:table-cell>
          <table:table-cell table:formula="of:=([.E10]-[.I10])*([.E10]-[.I10])" office:value-type="float" office:value="45.7176223927187" calcext:value-type="float">
            <text:p>45,7176223927187</text:p>
          </table:table-cell>
          <table:table-cell table:formula="of:=SQRT(SUM([.K10:.M10]))" office:value-type="float" office:value="7" calcext:value-type="float">
            <text:p>7</text:p>
          </table:table-cell>
          <table:table-cell/>
          <table:table-cell table:formula="of:=([.C10]-[.G10])/[.$N10]" office:value-type="float" office:value="0.258819045102521" calcext:value-type="float">
            <text:p>0,258819045102521</text:p>
          </table:table-cell>
          <table:table-cell table:formula="of:=([.D10]-[.H10])/[.$N10]" office:value-type="float" office:value="0" calcext:value-type="float">
            <text:p>0</text:p>
          </table:table-cell>
          <table:table-cell table:formula="of:=([.E10]-[.I10])/[.$N10]" office:value-type="float" office:value="0.965925826289068" calcext:value-type="float">
            <text:p>0,965925826289068</text:p>
          </table:table-cell>
          <table:table-cell/>
          <table:table-cell table:formula="of:=TEXT([.C10];&quot;+0,000;-0,000;+0,000&quot;)" office:value-type="string" office:string-value="+1,812" calcext:value-type="string">
            <text:p>+1,812</text:p>
          </table:table-cell>
          <table:table-cell table:formula="of:=TEXT([.D10];&quot;+0,000;-0,000;+0,000&quot;)" office:value-type="string" office:string-value="+10,000" calcext:value-type="string">
            <text:p>+10,000</text:p>
          </table:table-cell>
          <table:table-cell table:formula="of:=TEXT([.E10];&quot;+0,000;-0,000;+0,000&quot;)" office:value-type="string" office:string-value="+6,761" calcext:value-type="string">
            <text:p>+6,761</text:p>
          </table:table-cell>
          <table:table-cell table:formula="of:=SUBSTITUTE([.T10];&quot;,&quot;;&quot;.&quot;)" office:value-type="string" office:string-value="+1.812" calcext:value-type="string">
            <text:p>+1.812</text:p>
          </table:table-cell>
          <table:table-cell table:formula="of:=SUBSTITUTE([.U10];&quot;,&quot;;&quot;.&quot;)" office:value-type="string" office:string-value="+10.000" calcext:value-type="string">
            <text:p>+10.000</text:p>
          </table:table-cell>
          <table:table-cell table:formula="of:=SUBSTITUTE([.V10];&quot;,&quot;;&quot;.&quot;)" office:value-type="string" office:string-value="+6.761" calcext:value-type="string">
            <text:p>+6.761</text:p>
          </table:table-cell>
          <table:table-cell table:formula="of:=CONCATENATE([.W10];&quot;,&quot;;[.X10];&quot;,&quot;;[.Y10])" office:value-type="string" office:string-value="+1.812,+10.000,+6.761" calcext:value-type="string">
            <text:p>+1.812,+10.000,+6.761</text:p>
          </table:table-cell>
          <table:table-cell/>
          <table:table-cell table:formula="of:=TEXT([.P10];&quot;+0,000;-0,000;+0,000&quot;)" office:value-type="string" office:string-value="+0,259" calcext:value-type="string">
            <text:p>+0,259</text:p>
          </table:table-cell>
          <table:table-cell table:formula="of:=TEXT([.Q10];&quot;+0,000;-0,000;+0,000&quot;)" office:value-type="string" office:string-value="+0,000" calcext:value-type="string">
            <text:p>+0,000</text:p>
          </table:table-cell>
          <table:table-cell table:formula="of:=TEXT([.R10];&quot;+0,000;-0,000;+0,000&quot;)" office:value-type="string" office:string-value="+0,966" calcext:value-type="string">
            <text:p>+0,966</text:p>
          </table:table-cell>
          <table:table-cell table:formula="of:=SUBSTITUTE([.AB10];&quot;,&quot;;&quot;.&quot;)" office:value-type="string" office:string-value="+0.259" calcext:value-type="string">
            <text:p>+0.259</text:p>
          </table:table-cell>
          <table:table-cell table:formula="of:=SUBSTITUTE([.AC10];&quot;,&quot;;&quot;.&quot;)" office:value-type="string" office:string-value="+0.000" calcext:value-type="string">
            <text:p>+0.000</text:p>
          </table:table-cell>
          <table:table-cell table:formula="of:=SUBSTITUTE([.AD10];&quot;,&quot;;&quot;.&quot;)" office:value-type="string" office:string-value="+0.966" calcext:value-type="string">
            <text:p>+0.966</text:p>
          </table:table-cell>
          <table:table-cell table:formula="of:=CONCATENATE([.AE10];&quot;,&quot;;[.AF10];&quot;,&quot;;[.AG10])" office:value-type="string" office:string-value="+0.259,+0.000,+0.966" calcext:value-type="string">
            <text:p>+0.259,+0.000,+0.966</text:p>
          </table:table-cell>
          <table:table-cell table:number-columns-repeated="2"/>
          <table:table-cell table:formula="of:=&quot;cy &quot;&amp;[.Z10]&amp;&quot;     &quot;&amp;[.AH10]&amp;&quot;    &quot;&amp;[.F$1]&amp;&quot;     &quot;&amp;[.F$2]&amp;&quot;     &quot;&amp;TEXT([.AO10];&quot;000&quot;)&amp;&quot;,&quot;&amp;TEXT([.AP10];&quot;000&quot;)&amp;&quot;,&quot;&amp;TEXT([.AQ10];&quot;000&quot;)" office:value-type="string" office:string-value="cy +1.812,+10.000,+6.761     +0.259,+0.000,+0.966    2     14     005,005,255" calcext:value-type="string">
            <text:p>cy +1.812,+10.000,+6.761 <text:s text:c="4"/>+0.259,+0.000,+0.966 <text:s text:c="3"/>2 <text:s text:c="4"/>14 <text:s text:c="4"/>005,005,25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1]*PI()/180" office:value-type="float" office:value="1.5707963267949" calcext:value-type="float">
            <text:p>1,5707963267949</text:p>
          </table:table-cell>
          <table:table-cell table:formula="of:=[.B10]+[.$B$1]" office:value-type="float" office:value="90" calcext:value-type="float">
            <text:p>90</text:p>
          </table:table-cell>
          <table:table-cell table:formula="of:=[.$B$3]*COS([.$A11])" office:value-type="float" office:value="4.28626379701574E-016" calcext:value-type="float">
            <text:p>4,28626379701574E-16</text:p>
          </table:table-cell>
          <table:table-cell table:formula="of:=[.D10]+[.$B$2]" office:value-type="float" office:value="12" calcext:value-type="float">
            <text:p>12</text:p>
          </table:table-cell>
          <table:table-cell table:formula="of:=[.$B$3]*SIN([.$A11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]-[.G11])*([.C11]-[.G11])" office:value-type="float" office:value="1.83720573376078E-031" calcext:value-type="float">
            <text:p>1,83720573376078E-31</text:p>
          </table:table-cell>
          <table:table-cell table:formula="of:=([.D11]-[.H11])*([.D11]-[.H11])" office:value-type="float" office:value="0" calcext:value-type="float">
            <text:p>0</text:p>
          </table:table-cell>
          <table:table-cell table:formula="of:=([.E11]-[.I11])*([.E11]-[.I11])" office:value-type="float" office:value="49" calcext:value-type="float">
            <text:p>49</text:p>
          </table:table-cell>
          <table:table-cell table:formula="of:=SQRT(SUM([.K11:.M11]))" office:value-type="float" office:value="7" calcext:value-type="float">
            <text:p>7</text:p>
          </table:table-cell>
          <table:table-cell/>
          <table:table-cell table:formula="of:=([.C11]-[.G11])/[.$N11]" office:value-type="float" office:value="6.12323399573677E-017" calcext:value-type="float">
            <text:p>6,12323399573677E-17</text:p>
          </table:table-cell>
          <table:table-cell table:formula="of:=([.D11]-[.H11])/[.$N11]" office:value-type="float" office:value="0" calcext:value-type="float">
            <text:p>0</text:p>
          </table:table-cell>
          <table:table-cell table:formula="of:=([.E11]-[.I11])/[.$N11]" office:value-type="float" office:value="1" calcext:value-type="float">
            <text:p>1</text:p>
          </table:table-cell>
          <table:table-cell/>
          <table:table-cell table:formula="of:=TEXT([.C11];&quot;+0,000;-0,000;+0,000&quot;)" office:value-type="string" office:string-value="+0,000" calcext:value-type="string">
            <text:p>+0,000</text:p>
          </table:table-cell>
          <table:table-cell table:formula="of:=TEXT([.D11];&quot;+0,000;-0,000;+0,000&quot;)" office:value-type="string" office:string-value="+12,000" calcext:value-type="string">
            <text:p>+12,000</text:p>
          </table:table-cell>
          <table:table-cell table:formula="of:=TEXT([.E11];&quot;+0,000;-0,000;+0,000&quot;)" office:value-type="string" office:string-value="+7,000" calcext:value-type="string">
            <text:p>+7,000</text:p>
          </table:table-cell>
          <table:table-cell table:formula="of:=SUBSTITUTE([.T11];&quot;,&quot;;&quot;.&quot;)" office:value-type="string" office:string-value="+0.000" calcext:value-type="string">
            <text:p>+0.000</text:p>
          </table:table-cell>
          <table:table-cell table:formula="of:=SUBSTITUTE([.U11];&quot;,&quot;;&quot;.&quot;)" office:value-type="string" office:string-value="+12.000" calcext:value-type="string">
            <text:p>+12.000</text:p>
          </table:table-cell>
          <table:table-cell table:formula="of:=SUBSTITUTE([.V11];&quot;,&quot;;&quot;.&quot;)" office:value-type="string" office:string-value="+7.000" calcext:value-type="string">
            <text:p>+7.000</text:p>
          </table:table-cell>
          <table:table-cell table:formula="of:=CONCATENATE([.W11];&quot;,&quot;;[.X11];&quot;,&quot;;[.Y11])" office:value-type="string" office:string-value="+0.000,+12.000,+7.000" calcext:value-type="string">
            <text:p>+0.000,+12.000,+7.000</text:p>
          </table:table-cell>
          <table:table-cell/>
          <table:table-cell table:formula="of:=TEXT([.P11];&quot;+0,000;-0,000;+0,000&quot;)" office:value-type="string" office:string-value="+0,000" calcext:value-type="string">
            <text:p>+0,000</text:p>
          </table:table-cell>
          <table:table-cell table:formula="of:=TEXT([.Q11];&quot;+0,000;-0,000;+0,000&quot;)" office:value-type="string" office:string-value="+0,000" calcext:value-type="string">
            <text:p>+0,000</text:p>
          </table:table-cell>
          <table:table-cell table:formula="of:=TEXT([.R11];&quot;+0,000;-0,000;+0,000&quot;)" office:value-type="string" office:string-value="+1,000" calcext:value-type="string">
            <text:p>+1,000</text:p>
          </table:table-cell>
          <table:table-cell table:formula="of:=SUBSTITUTE([.AB11];&quot;,&quot;;&quot;.&quot;)" office:value-type="string" office:string-value="+0.000" calcext:value-type="string">
            <text:p>+0.000</text:p>
          </table:table-cell>
          <table:table-cell table:formula="of:=SUBSTITUTE([.AC11];&quot;,&quot;;&quot;.&quot;)" office:value-type="string" office:string-value="+0.000" calcext:value-type="string">
            <text:p>+0.000</text:p>
          </table:table-cell>
          <table:table-cell table:formula="of:=SUBSTITUTE([.AD11];&quot;,&quot;;&quot;.&quot;)" office:value-type="string" office:string-value="+1.000" calcext:value-type="string">
            <text:p>+1.000</text:p>
          </table:table-cell>
          <table:table-cell table:formula="of:=CONCATENATE([.AE11];&quot;,&quot;;[.AF11];&quot;,&quot;;[.AG11])" office:value-type="string" office:string-value="+0.000,+0.000,+1.000" calcext:value-type="string">
            <text:p>+0.000,+0.000,+1.000</text:p>
          </table:table-cell>
          <table:table-cell table:number-columns-repeated="2"/>
          <table:table-cell table:formula="of:=&quot;cy &quot;&amp;[.Z11]&amp;&quot;     &quot;&amp;[.AH11]&amp;&quot;    &quot;&amp;[.F$1]&amp;&quot;     &quot;&amp;[.F$2]&amp;&quot;     &quot;&amp;TEXT([.AO11];&quot;000&quot;)&amp;&quot;,&quot;&amp;TEXT([.AP11];&quot;000&quot;)&amp;&quot;,&quot;&amp;TEXT([.AQ11];&quot;000&quot;)" office:value-type="string" office:string-value="cy +0.000,+12.000,+7.000     +0.000,+0.000,+1.000    2     14     006,006,255" calcext:value-type="string">
            <text:p>cy +0.000,+12.000,+7.000 <text:s text:c="4"/>+0.000,+0.000,+1.000 <text:s text:c="3"/>2 <text:s text:c="4"/>14 <text:s text:c="4"/>006,006,255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2]*PI()/180" office:value-type="float" office:value="1.83259571459405" calcext:value-type="float">
            <text:p>1,83259571459405</text:p>
          </table:table-cell>
          <table:table-cell table:formula="of:=[.B11]+[.$B$1]" office:value-type="float" office:value="105" calcext:value-type="float">
            <text:p>105</text:p>
          </table:table-cell>
          <table:table-cell table:formula="of:=[.$B$3]*COS([.$A12])" office:value-type="float" office:value="-1.81173331571765" calcext:value-type="float">
            <text:p>-1,81173331571765</text:p>
          </table:table-cell>
          <table:table-cell table:formula="of:=[.D11]+[.$B$2]" office:value-type="float" office:value="14" calcext:value-type="float">
            <text:p>14</text:p>
          </table:table-cell>
          <table:table-cell table:formula="of:=[.$B$3]*SIN([.$A12])" office:value-type="float" office:value="6.76148078402348" calcext:value-type="float">
            <text:p>6,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]-[.G12])*([.C12]-[.G12])" office:value-type="float" office:value="3.28237760728126" calcext:value-type="float">
            <text:p>3,28237760728126</text:p>
          </table:table-cell>
          <table:table-cell table:formula="of:=([.D12]-[.H12])*([.D12]-[.H12])" office:value-type="float" office:value="0" calcext:value-type="float">
            <text:p>0</text:p>
          </table:table-cell>
          <table:table-cell table:formula="of:=([.E12]-[.I12])*([.E12]-[.I12])" office:value-type="float" office:value="45.7176223927187" calcext:value-type="float">
            <text:p>45,7176223927187</text:p>
          </table:table-cell>
          <table:table-cell table:formula="of:=SQRT(SUM([.K12:.M12]))" office:value-type="float" office:value="7" calcext:value-type="float">
            <text:p>7</text:p>
          </table:table-cell>
          <table:table-cell/>
          <table:table-cell table:formula="of:=([.C12]-[.G12])/[.$N12]" office:value-type="float" office:value="-0.258819045102521" calcext:value-type="float">
            <text:p>-0,258819045102521</text:p>
          </table:table-cell>
          <table:table-cell table:formula="of:=([.D12]-[.H12])/[.$N12]" office:value-type="float" office:value="0" calcext:value-type="float">
            <text:p>0</text:p>
          </table:table-cell>
          <table:table-cell table:formula="of:=([.E12]-[.I12])/[.$N12]" office:value-type="float" office:value="0.965925826289068" calcext:value-type="float">
            <text:p>0,965925826289068</text:p>
          </table:table-cell>
          <table:table-cell/>
          <table:table-cell table:formula="of:=TEXT([.C12];&quot;+0,000;-0,000;+0,000&quot;)" office:value-type="string" office:string-value="-1,812" calcext:value-type="string">
            <text:p>-1,812</text:p>
          </table:table-cell>
          <table:table-cell table:formula="of:=TEXT([.D12];&quot;+0,000;-0,000;+0,000&quot;)" office:value-type="string" office:string-value="+14,000" calcext:value-type="string">
            <text:p>+14,000</text:p>
          </table:table-cell>
          <table:table-cell table:formula="of:=TEXT([.E12];&quot;+0,000;-0,000;+0,000&quot;)" office:value-type="string" office:string-value="+6,761" calcext:value-type="string">
            <text:p>+6,761</text:p>
          </table:table-cell>
          <table:table-cell table:formula="of:=SUBSTITUTE([.T12];&quot;,&quot;;&quot;.&quot;)" office:value-type="string" office:string-value="-1.812" calcext:value-type="string">
            <text:p>-1.812</text:p>
          </table:table-cell>
          <table:table-cell table:formula="of:=SUBSTITUTE([.U12];&quot;,&quot;;&quot;.&quot;)" office:value-type="string" office:string-value="+14.000" calcext:value-type="string">
            <text:p>+14.000</text:p>
          </table:table-cell>
          <table:table-cell table:formula="of:=SUBSTITUTE([.V12];&quot;,&quot;;&quot;.&quot;)" office:value-type="string" office:string-value="+6.761" calcext:value-type="string">
            <text:p>+6.761</text:p>
          </table:table-cell>
          <table:table-cell table:formula="of:=CONCATENATE([.W12];&quot;,&quot;;[.X12];&quot;,&quot;;[.Y12])" office:value-type="string" office:string-value="-1.812,+14.000,+6.761" calcext:value-type="string">
            <text:p>-1.812,+14.000,+6.761</text:p>
          </table:table-cell>
          <table:table-cell/>
          <table:table-cell table:formula="of:=TEXT([.P12];&quot;+0,000;-0,000;+0,000&quot;)" office:value-type="string" office:string-value="-0,259" calcext:value-type="string">
            <text:p>-0,259</text:p>
          </table:table-cell>
          <table:table-cell table:formula="of:=TEXT([.Q12];&quot;+0,000;-0,000;+0,000&quot;)" office:value-type="string" office:string-value="+0,000" calcext:value-type="string">
            <text:p>+0,000</text:p>
          </table:table-cell>
          <table:table-cell table:formula="of:=TEXT([.R12];&quot;+0,000;-0,000;+0,000&quot;)" office:value-type="string" office:string-value="+0,966" calcext:value-type="string">
            <text:p>+0,966</text:p>
          </table:table-cell>
          <table:table-cell table:formula="of:=SUBSTITUTE([.AB12];&quot;,&quot;;&quot;.&quot;)" office:value-type="string" office:string-value="-0.259" calcext:value-type="string">
            <text:p>-0.259</text:p>
          </table:table-cell>
          <table:table-cell table:formula="of:=SUBSTITUTE([.AC12];&quot;,&quot;;&quot;.&quot;)" office:value-type="string" office:string-value="+0.000" calcext:value-type="string">
            <text:p>+0.000</text:p>
          </table:table-cell>
          <table:table-cell table:formula="of:=SUBSTITUTE([.AD12];&quot;,&quot;;&quot;.&quot;)" office:value-type="string" office:string-value="+0.966" calcext:value-type="string">
            <text:p>+0.966</text:p>
          </table:table-cell>
          <table:table-cell table:formula="of:=CONCATENATE([.AE12];&quot;,&quot;;[.AF12];&quot;,&quot;;[.AG12])" office:value-type="string" office:string-value="-0.259,+0.000,+0.966" calcext:value-type="string">
            <text:p>-0.259,+0.000,+0.966</text:p>
          </table:table-cell>
          <table:table-cell table:number-columns-repeated="2"/>
          <table:table-cell table:formula="of:=&quot;cy &quot;&amp;[.Z12]&amp;&quot;     &quot;&amp;[.AH12]&amp;&quot;    &quot;&amp;[.F$1]&amp;&quot;     &quot;&amp;[.F$2]&amp;&quot;     &quot;&amp;TEXT([.AO12];&quot;000&quot;)&amp;&quot;,&quot;&amp;TEXT([.AP12];&quot;000&quot;)&amp;&quot;,&quot;&amp;TEXT([.AQ12];&quot;000&quot;)" office:value-type="string" office:string-value="cy -1.812,+14.000,+6.761     -0.259,+0.000,+0.966    2     14     007,007,255" calcext:value-type="string">
            <text:p>cy -1.812,+14.000,+6.761 <text:s text:c="4"/>-0.259,+0.000,+0.966 <text:s text:c="3"/>2 <text:s text:c="4"/>14 <text:s text:c="4"/>007,007,255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3]*PI()/180" office:value-type="float" office:value="2.0943951023932" calcext:value-type="float">
            <text:p>2,0943951023932</text:p>
          </table:table-cell>
          <table:table-cell table:formula="of:=[.B12]+[.$B$1]" office:value-type="float" office:value="120" calcext:value-type="float">
            <text:p>120</text:p>
          </table:table-cell>
          <table:table-cell table:formula="of:=[.$B$3]*COS([.$A13])" office:value-type="float" office:value="-3.5" calcext:value-type="float">
            <text:p>-3,5</text:p>
          </table:table-cell>
          <table:table-cell table:formula="of:=[.D12]+[.$B$2]" office:value-type="float" office:value="16" calcext:value-type="float">
            <text:p>16</text:p>
          </table:table-cell>
          <table:table-cell table:formula="of:=[.$B$3]*SIN([.$A13])" office:value-type="float" office:value="6.06217782649107" calcext:value-type="float">
            <text:p>6,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3]-[.G13])*([.C13]-[.G13])" office:value-type="float" office:value="12.25" calcext:value-type="float">
            <text:p>12,25</text:p>
          </table:table-cell>
          <table:table-cell table:formula="of:=([.D13]-[.H13])*([.D13]-[.H13])" office:value-type="float" office:value="0" calcext:value-type="float">
            <text:p>0</text:p>
          </table:table-cell>
          <table:table-cell table:formula="of:=([.E13]-[.I13])*([.E13]-[.I13])" office:value-type="float" office:value="36.75" calcext:value-type="float">
            <text:p>36,75</text:p>
          </table:table-cell>
          <table:table-cell table:formula="of:=SQRT(SUM([.K13:.M13]))" office:value-type="float" office:value="7" calcext:value-type="float">
            <text:p>7</text:p>
          </table:table-cell>
          <table:table-cell/>
          <table:table-cell table:formula="of:=([.C13]-[.G13])/[.$N13]" office:value-type="float" office:value="-0.5" calcext:value-type="float">
            <text:p>-0,5</text:p>
          </table:table-cell>
          <table:table-cell table:formula="of:=([.D13]-[.H13])/[.$N13]" office:value-type="float" office:value="0" calcext:value-type="float">
            <text:p>0</text:p>
          </table:table-cell>
          <table:table-cell table:formula="of:=([.E13]-[.I13])/[.$N13]" office:value-type="float" office:value="0.866025403784439" calcext:value-type="float">
            <text:p>0,866025403784439</text:p>
          </table:table-cell>
          <table:table-cell/>
          <table:table-cell table:formula="of:=TEXT([.C13];&quot;+0,000;-0,000;+0,000&quot;)" office:value-type="string" office:string-value="-3,500" calcext:value-type="string">
            <text:p>-3,500</text:p>
          </table:table-cell>
          <table:table-cell table:formula="of:=TEXT([.D13];&quot;+0,000;-0,000;+0,000&quot;)" office:value-type="string" office:string-value="+16,000" calcext:value-type="string">
            <text:p>+16,000</text:p>
          </table:table-cell>
          <table:table-cell table:formula="of:=TEXT([.E13];&quot;+0,000;-0,000;+0,000&quot;)" office:value-type="string" office:string-value="+6,062" calcext:value-type="string">
            <text:p>+6,062</text:p>
          </table:table-cell>
          <table:table-cell table:formula="of:=SUBSTITUTE([.T13];&quot;,&quot;;&quot;.&quot;)" office:value-type="string" office:string-value="-3.500" calcext:value-type="string">
            <text:p>-3.500</text:p>
          </table:table-cell>
          <table:table-cell table:formula="of:=SUBSTITUTE([.U13];&quot;,&quot;;&quot;.&quot;)" office:value-type="string" office:string-value="+16.000" calcext:value-type="string">
            <text:p>+16.000</text:p>
          </table:table-cell>
          <table:table-cell table:formula="of:=SUBSTITUTE([.V13];&quot;,&quot;;&quot;.&quot;)" office:value-type="string" office:string-value="+6.062" calcext:value-type="string">
            <text:p>+6.062</text:p>
          </table:table-cell>
          <table:table-cell table:formula="of:=CONCATENATE([.W13];&quot;,&quot;;[.X13];&quot;,&quot;;[.Y13])" office:value-type="string" office:string-value="-3.500,+16.000,+6.062" calcext:value-type="string">
            <text:p>-3.500,+16.000,+6.062</text:p>
          </table:table-cell>
          <table:table-cell/>
          <table:table-cell table:formula="of:=TEXT([.P13];&quot;+0,000;-0,000;+0,000&quot;)" office:value-type="string" office:string-value="-0,500" calcext:value-type="string">
            <text:p>-0,500</text:p>
          </table:table-cell>
          <table:table-cell table:formula="of:=TEXT([.Q13];&quot;+0,000;-0,000;+0,000&quot;)" office:value-type="string" office:string-value="+0,000" calcext:value-type="string">
            <text:p>+0,000</text:p>
          </table:table-cell>
          <table:table-cell table:formula="of:=TEXT([.R13];&quot;+0,000;-0,000;+0,000&quot;)" office:value-type="string" office:string-value="+0,866" calcext:value-type="string">
            <text:p>+0,866</text:p>
          </table:table-cell>
          <table:table-cell table:formula="of:=SUBSTITUTE([.AB13];&quot;,&quot;;&quot;.&quot;)" office:value-type="string" office:string-value="-0.500" calcext:value-type="string">
            <text:p>-0.500</text:p>
          </table:table-cell>
          <table:table-cell table:formula="of:=SUBSTITUTE([.AC13];&quot;,&quot;;&quot;.&quot;)" office:value-type="string" office:string-value="+0.000" calcext:value-type="string">
            <text:p>+0.000</text:p>
          </table:table-cell>
          <table:table-cell table:formula="of:=SUBSTITUTE([.AD13];&quot;,&quot;;&quot;.&quot;)" office:value-type="string" office:string-value="+0.866" calcext:value-type="string">
            <text:p>+0.866</text:p>
          </table:table-cell>
          <table:table-cell table:formula="of:=CONCATENATE([.AE13];&quot;,&quot;;[.AF13];&quot;,&quot;;[.AG13])" office:value-type="string" office:string-value="-0.500,+0.000,+0.866" calcext:value-type="string">
            <text:p>-0.500,+0.000,+0.866</text:p>
          </table:table-cell>
          <table:table-cell table:number-columns-repeated="2"/>
          <table:table-cell table:formula="of:=&quot;cy &quot;&amp;[.Z13]&amp;&quot;     &quot;&amp;[.AH13]&amp;&quot;    &quot;&amp;[.F$1]&amp;&quot;     &quot;&amp;[.F$2]&amp;&quot;     &quot;&amp;TEXT([.AO13];&quot;000&quot;)&amp;&quot;,&quot;&amp;TEXT([.AP13];&quot;000&quot;)&amp;&quot;,&quot;&amp;TEXT([.AQ13];&quot;000&quot;)" office:value-type="string" office:string-value="cy -3.500,+16.000,+6.062     -0.500,+0.000,+0.866    2     14     008,008,255" calcext:value-type="string">
            <text:p>cy -3.500,+16.000,+6.062 <text:s text:c="4"/>-0.500,+0.000,+0.866 <text:s text:c="3"/>2 <text:s text:c="4"/>14 <text:s text:c="4"/>008,008,25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4]*PI()/180" office:value-type="float" office:value="2.35619449019235" calcext:value-type="float">
            <text:p>2,35619449019235</text:p>
          </table:table-cell>
          <table:table-cell table:formula="of:=[.B13]+[.$B$1]" office:value-type="float" office:value="135" calcext:value-type="float">
            <text:p>135</text:p>
          </table:table-cell>
          <table:table-cell table:formula="of:=[.$B$3]*COS([.$A14])" office:value-type="float" office:value="-4.94974746830583" calcext:value-type="float">
            <text:p>-4,94974746830583</text:p>
          </table:table-cell>
          <table:table-cell table:formula="of:=[.D13]+[.$B$2]" office:value-type="float" office:value="18" calcext:value-type="float">
            <text:p>18</text:p>
          </table:table-cell>
          <table:table-cell table:formula="of:=[.$B$3]*SIN([.$A14])" office:value-type="float" office:value="4.94974746830583" calcext:value-type="float">
            <text:p>4,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4]-[.G14])*([.C14]-[.G14])" office:value-type="float" office:value="24.5" calcext:value-type="float">
            <text:p>24,5</text:p>
          </table:table-cell>
          <table:table-cell table:formula="of:=([.D14]-[.H14])*([.D14]-[.H14])" office:value-type="float" office:value="0" calcext:value-type="float">
            <text:p>0</text:p>
          </table:table-cell>
          <table:table-cell table:formula="of:=([.E14]-[.I14])*([.E14]-[.I14])" office:value-type="float" office:value="24.5" calcext:value-type="float">
            <text:p>24,5</text:p>
          </table:table-cell>
          <table:table-cell table:formula="of:=SQRT(SUM([.K14:.M14]))" office:value-type="float" office:value="7" calcext:value-type="float">
            <text:p>7</text:p>
          </table:table-cell>
          <table:table-cell/>
          <table:table-cell table:formula="of:=([.C14]-[.G14])/[.$N14]" office:value-type="float" office:value="-0.707106781186548" calcext:value-type="float">
            <text:p>-0,707106781186548</text:p>
          </table:table-cell>
          <table:table-cell table:formula="of:=([.D14]-[.H14])/[.$N14]" office:value-type="float" office:value="0" calcext:value-type="float">
            <text:p>0</text:p>
          </table:table-cell>
          <table:table-cell table:formula="of:=([.E14]-[.I14])/[.$N14]" office:value-type="float" office:value="0.707106781186548" calcext:value-type="float">
            <text:p>0,707106781186548</text:p>
          </table:table-cell>
          <table:table-cell/>
          <table:table-cell table:formula="of:=TEXT([.C14];&quot;+0,000;-0,000;+0,000&quot;)" office:value-type="string" office:string-value="-4,950" calcext:value-type="string">
            <text:p>-4,950</text:p>
          </table:table-cell>
          <table:table-cell table:formula="of:=TEXT([.D14];&quot;+0,000;-0,000;+0,000&quot;)" office:value-type="string" office:string-value="+18,000" calcext:value-type="string">
            <text:p>+18,000</text:p>
          </table:table-cell>
          <table:table-cell table:formula="of:=TEXT([.E14];&quot;+0,000;-0,000;+0,000&quot;)" office:value-type="string" office:string-value="+4,950" calcext:value-type="string">
            <text:p>+4,950</text:p>
          </table:table-cell>
          <table:table-cell table:formula="of:=SUBSTITUTE([.T14];&quot;,&quot;;&quot;.&quot;)" office:value-type="string" office:string-value="-4.950" calcext:value-type="string">
            <text:p>-4.950</text:p>
          </table:table-cell>
          <table:table-cell table:formula="of:=SUBSTITUTE([.U14];&quot;,&quot;;&quot;.&quot;)" office:value-type="string" office:string-value="+18.000" calcext:value-type="string">
            <text:p>+18.000</text:p>
          </table:table-cell>
          <table:table-cell table:formula="of:=SUBSTITUTE([.V14];&quot;,&quot;;&quot;.&quot;)" office:value-type="string" office:string-value="+4.950" calcext:value-type="string">
            <text:p>+4.950</text:p>
          </table:table-cell>
          <table:table-cell table:formula="of:=CONCATENATE([.W14];&quot;,&quot;;[.X14];&quot;,&quot;;[.Y14])" office:value-type="string" office:string-value="-4.950,+18.000,+4.950" calcext:value-type="string">
            <text:p>-4.950,+18.000,+4.950</text:p>
          </table:table-cell>
          <table:table-cell/>
          <table:table-cell table:formula="of:=TEXT([.P14];&quot;+0,000;-0,000;+0,000&quot;)" office:value-type="string" office:string-value="-0,707" calcext:value-type="string">
            <text:p>-0,707</text:p>
          </table:table-cell>
          <table:table-cell table:formula="of:=TEXT([.Q14];&quot;+0,000;-0,000;+0,000&quot;)" office:value-type="string" office:string-value="+0,000" calcext:value-type="string">
            <text:p>+0,000</text:p>
          </table:table-cell>
          <table:table-cell table:formula="of:=TEXT([.R14];&quot;+0,000;-0,000;+0,000&quot;)" office:value-type="string" office:string-value="+0,707" calcext:value-type="string">
            <text:p>+0,707</text:p>
          </table:table-cell>
          <table:table-cell table:formula="of:=SUBSTITUTE([.AB14];&quot;,&quot;;&quot;.&quot;)" office:value-type="string" office:string-value="-0.707" calcext:value-type="string">
            <text:p>-0.707</text:p>
          </table:table-cell>
          <table:table-cell table:formula="of:=SUBSTITUTE([.AC14];&quot;,&quot;;&quot;.&quot;)" office:value-type="string" office:string-value="+0.000" calcext:value-type="string">
            <text:p>+0.000</text:p>
          </table:table-cell>
          <table:table-cell table:formula="of:=SUBSTITUTE([.AD14];&quot;,&quot;;&quot;.&quot;)" office:value-type="string" office:string-value="+0.707" calcext:value-type="string">
            <text:p>+0.707</text:p>
          </table:table-cell>
          <table:table-cell table:formula="of:=CONCATENATE([.AE14];&quot;,&quot;;[.AF14];&quot;,&quot;;[.AG14])" office:value-type="string" office:string-value="-0.707,+0.000,+0.707" calcext:value-type="string">
            <text:p>-0.707,+0.000,+0.707</text:p>
          </table:table-cell>
          <table:table-cell table:number-columns-repeated="2"/>
          <table:table-cell table:formula="of:=&quot;cy &quot;&amp;[.Z14]&amp;&quot;     &quot;&amp;[.AH14]&amp;&quot;    &quot;&amp;[.F$1]&amp;&quot;     &quot;&amp;[.F$2]&amp;&quot;     &quot;&amp;TEXT([.AO14];&quot;000&quot;)&amp;&quot;,&quot;&amp;TEXT([.AP14];&quot;000&quot;)&amp;&quot;,&quot;&amp;TEXT([.AQ14];&quot;000&quot;)" office:value-type="string" office:string-value="cy -4.950,+18.000,+4.950     -0.707,+0.000,+0.707    2     14     009,009,255" calcext:value-type="string">
            <text:p>cy -4.950,+18.000,+4.950 <text:s text:c="4"/>-0.707,+0.000,+0.707 <text:s text:c="3"/>2 <text:s text:c="4"/>14 <text:s text:c="4"/>009,009,255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5]*PI()/180" office:value-type="float" office:value="2.61799387799149" calcext:value-type="float">
            <text:p>2,61799387799149</text:p>
          </table:table-cell>
          <table:table-cell table:formula="of:=[.B14]+[.$B$1]" office:value-type="float" office:value="150" calcext:value-type="float">
            <text:p>150</text:p>
          </table:table-cell>
          <table:table-cell table:formula="of:=[.$B$3]*COS([.$A15])" office:value-type="float" office:value="-6.06217782649107" calcext:value-type="float">
            <text:p>-6,06217782649107</text:p>
          </table:table-cell>
          <table:table-cell table:formula="of:=[.D14]+[.$B$2]" office:value-type="float" office:value="20" calcext:value-type="float">
            <text:p>20</text:p>
          </table:table-cell>
          <table:table-cell table:formula="of:=[.$B$3]*SIN([.$A15])" office:value-type="float" office:value="3.5" calcext:value-type="float">
            <text:p>3,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5]-[.G15])*([.C15]-[.G15])" office:value-type="float" office:value="36.75" calcext:value-type="float">
            <text:p>36,75</text:p>
          </table:table-cell>
          <table:table-cell table:formula="of:=([.D15]-[.H15])*([.D15]-[.H15])" office:value-type="float" office:value="0" calcext:value-type="float">
            <text:p>0</text:p>
          </table:table-cell>
          <table:table-cell table:formula="of:=([.E15]-[.I15])*([.E15]-[.I15])" office:value-type="float" office:value="12.25" calcext:value-type="float">
            <text:p>12,25</text:p>
          </table:table-cell>
          <table:table-cell table:formula="of:=SQRT(SUM([.K15:.M15]))" office:value-type="float" office:value="7" calcext:value-type="float">
            <text:p>7</text:p>
          </table:table-cell>
          <table:table-cell/>
          <table:table-cell table:formula="of:=([.C15]-[.G15])/[.$N15]" office:value-type="float" office:value="-0.866025403784439" calcext:value-type="float">
            <text:p>-0,866025403784439</text:p>
          </table:table-cell>
          <table:table-cell table:formula="of:=([.D15]-[.H15])/[.$N15]" office:value-type="float" office:value="0" calcext:value-type="float">
            <text:p>0</text:p>
          </table:table-cell>
          <table:table-cell table:formula="of:=([.E15]-[.I15])/[.$N15]" office:value-type="float" office:value="0.5" calcext:value-type="float">
            <text:p>0,5</text:p>
          </table:table-cell>
          <table:table-cell/>
          <table:table-cell table:formula="of:=TEXT([.C15];&quot;+0,000;-0,000;+0,000&quot;)" office:value-type="string" office:string-value="-6,062" calcext:value-type="string">
            <text:p>-6,062</text:p>
          </table:table-cell>
          <table:table-cell table:formula="of:=TEXT([.D15];&quot;+0,000;-0,000;+0,000&quot;)" office:value-type="string" office:string-value="+20,000" calcext:value-type="string">
            <text:p>+20,000</text:p>
          </table:table-cell>
          <table:table-cell table:formula="of:=TEXT([.E15];&quot;+0,000;-0,000;+0,000&quot;)" office:value-type="string" office:string-value="+3,500" calcext:value-type="string">
            <text:p>+3,500</text:p>
          </table:table-cell>
          <table:table-cell table:formula="of:=SUBSTITUTE([.T15];&quot;,&quot;;&quot;.&quot;)" office:value-type="string" office:string-value="-6.062" calcext:value-type="string">
            <text:p>-6.062</text:p>
          </table:table-cell>
          <table:table-cell table:formula="of:=SUBSTITUTE([.U15];&quot;,&quot;;&quot;.&quot;)" office:value-type="string" office:string-value="+20.000" calcext:value-type="string">
            <text:p>+20.000</text:p>
          </table:table-cell>
          <table:table-cell table:formula="of:=SUBSTITUTE([.V15];&quot;,&quot;;&quot;.&quot;)" office:value-type="string" office:string-value="+3.500" calcext:value-type="string">
            <text:p>+3.500</text:p>
          </table:table-cell>
          <table:table-cell table:formula="of:=CONCATENATE([.W15];&quot;,&quot;;[.X15];&quot;,&quot;;[.Y15])" office:value-type="string" office:string-value="-6.062,+20.000,+3.500" calcext:value-type="string">
            <text:p>-6.062,+20.000,+3.500</text:p>
          </table:table-cell>
          <table:table-cell/>
          <table:table-cell table:formula="of:=TEXT([.P15];&quot;+0,000;-0,000;+0,000&quot;)" office:value-type="string" office:string-value="-0,866" calcext:value-type="string">
            <text:p>-0,866</text:p>
          </table:table-cell>
          <table:table-cell table:formula="of:=TEXT([.Q15];&quot;+0,000;-0,000;+0,000&quot;)" office:value-type="string" office:string-value="+0,000" calcext:value-type="string">
            <text:p>+0,000</text:p>
          </table:table-cell>
          <table:table-cell table:formula="of:=TEXT([.R15];&quot;+0,000;-0,000;+0,000&quot;)" office:value-type="string" office:string-value="+0,500" calcext:value-type="string">
            <text:p>+0,500</text:p>
          </table:table-cell>
          <table:table-cell table:formula="of:=SUBSTITUTE([.AB15];&quot;,&quot;;&quot;.&quot;)" office:value-type="string" office:string-value="-0.866" calcext:value-type="string">
            <text:p>-0.866</text:p>
          </table:table-cell>
          <table:table-cell table:formula="of:=SUBSTITUTE([.AC15];&quot;,&quot;;&quot;.&quot;)" office:value-type="string" office:string-value="+0.000" calcext:value-type="string">
            <text:p>+0.000</text:p>
          </table:table-cell>
          <table:table-cell table:formula="of:=SUBSTITUTE([.AD15];&quot;,&quot;;&quot;.&quot;)" office:value-type="string" office:string-value="+0.500" calcext:value-type="string">
            <text:p>+0.500</text:p>
          </table:table-cell>
          <table:table-cell table:formula="of:=CONCATENATE([.AE15];&quot;,&quot;;[.AF15];&quot;,&quot;;[.AG15])" office:value-type="string" office:string-value="-0.866,+0.000,+0.500" calcext:value-type="string">
            <text:p>-0.866,+0.000,+0.500</text:p>
          </table:table-cell>
          <table:table-cell table:number-columns-repeated="2"/>
          <table:table-cell table:formula="of:=&quot;cy &quot;&amp;[.Z15]&amp;&quot;     &quot;&amp;[.AH15]&amp;&quot;    &quot;&amp;[.F$1]&amp;&quot;     &quot;&amp;[.F$2]&amp;&quot;     &quot;&amp;TEXT([.AO15];&quot;000&quot;)&amp;&quot;,&quot;&amp;TEXT([.AP15];&quot;000&quot;)&amp;&quot;,&quot;&amp;TEXT([.AQ15];&quot;000&quot;)" office:value-type="string" office:string-value="cy -6.062,+20.000,+3.500     -0.866,+0.000,+0.500    2     14     010,010,255" calcext:value-type="string">
            <text:p>cy -6.062,+20.000,+3.500 <text:s text:c="4"/>-0.866,+0.000,+0.500 <text:s text:c="3"/>2 <text:s text:c="4"/>14 <text:s text:c="4"/>010,010,25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6]*PI()/180" office:value-type="float" office:value="2.87979326579064" calcext:value-type="float">
            <text:p>2,87979326579064</text:p>
          </table:table-cell>
          <table:table-cell table:formula="of:=[.B15]+[.$B$1]" office:value-type="float" office:value="165" calcext:value-type="float">
            <text:p>165</text:p>
          </table:table-cell>
          <table:table-cell table:formula="of:=[.$B$3]*COS([.$A16])" office:value-type="float" office:value="-6.76148078402348" calcext:value-type="float">
            <text:p>-6,76148078402348</text:p>
          </table:table-cell>
          <table:table-cell table:formula="of:=[.D15]+[.$B$2]" office:value-type="float" office:value="22" calcext:value-type="float">
            <text:p>22</text:p>
          </table:table-cell>
          <table:table-cell table:formula="of:=[.$B$3]*SIN([.$A16])" office:value-type="float" office:value="1.81173331571765" calcext:value-type="float">
            <text:p>1,81173331571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6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6]-[.G16])*([.C16]-[.G16])" office:value-type="float" office:value="45.7176223927187" calcext:value-type="float">
            <text:p>45,7176223927187</text:p>
          </table:table-cell>
          <table:table-cell table:formula="of:=([.D16]-[.H16])*([.D16]-[.H16])" office:value-type="float" office:value="0" calcext:value-type="float">
            <text:p>0</text:p>
          </table:table-cell>
          <table:table-cell table:formula="of:=([.E16]-[.I16])*([.E16]-[.I16])" office:value-type="float" office:value="3.28237760728126" calcext:value-type="float">
            <text:p>3,28237760728126</text:p>
          </table:table-cell>
          <table:table-cell table:formula="of:=SQRT(SUM([.K16:.M16]))" office:value-type="float" office:value="7" calcext:value-type="float">
            <text:p>7</text:p>
          </table:table-cell>
          <table:table-cell/>
          <table:table-cell table:formula="of:=([.C16]-[.G16])/[.$N16]" office:value-type="float" office:value="-0.965925826289068" calcext:value-type="float">
            <text:p>-0,965925826289068</text:p>
          </table:table-cell>
          <table:table-cell table:formula="of:=([.D16]-[.H16])/[.$N16]" office:value-type="float" office:value="0" calcext:value-type="float">
            <text:p>0</text:p>
          </table:table-cell>
          <table:table-cell table:formula="of:=([.E16]-[.I16])/[.$N16]" office:value-type="float" office:value="0.258819045102521" calcext:value-type="float">
            <text:p>0,258819045102521</text:p>
          </table:table-cell>
          <table:table-cell/>
          <table:table-cell table:formula="of:=TEXT([.C16];&quot;+0,000;-0,000;+0,000&quot;)" office:value-type="string" office:string-value="-6,761" calcext:value-type="string">
            <text:p>-6,761</text:p>
          </table:table-cell>
          <table:table-cell table:formula="of:=TEXT([.D16];&quot;+0,000;-0,000;+0,000&quot;)" office:value-type="string" office:string-value="+22,000" calcext:value-type="string">
            <text:p>+22,000</text:p>
          </table:table-cell>
          <table:table-cell table:formula="of:=TEXT([.E16];&quot;+0,000;-0,000;+0,000&quot;)" office:value-type="string" office:string-value="+1,812" calcext:value-type="string">
            <text:p>+1,812</text:p>
          </table:table-cell>
          <table:table-cell table:formula="of:=SUBSTITUTE([.T16];&quot;,&quot;;&quot;.&quot;)" office:value-type="string" office:string-value="-6.761" calcext:value-type="string">
            <text:p>-6.761</text:p>
          </table:table-cell>
          <table:table-cell table:formula="of:=SUBSTITUTE([.U16];&quot;,&quot;;&quot;.&quot;)" office:value-type="string" office:string-value="+22.000" calcext:value-type="string">
            <text:p>+22.000</text:p>
          </table:table-cell>
          <table:table-cell table:formula="of:=SUBSTITUTE([.V16];&quot;,&quot;;&quot;.&quot;)" office:value-type="string" office:string-value="+1.812" calcext:value-type="string">
            <text:p>+1.812</text:p>
          </table:table-cell>
          <table:table-cell table:formula="of:=CONCATENATE([.W16];&quot;,&quot;;[.X16];&quot;,&quot;;[.Y16])" office:value-type="string" office:string-value="-6.761,+22.000,+1.812" calcext:value-type="string">
            <text:p>-6.761,+22.000,+1.812</text:p>
          </table:table-cell>
          <table:table-cell/>
          <table:table-cell table:formula="of:=TEXT([.P16];&quot;+0,000;-0,000;+0,000&quot;)" office:value-type="string" office:string-value="-0,966" calcext:value-type="string">
            <text:p>-0,966</text:p>
          </table:table-cell>
          <table:table-cell table:formula="of:=TEXT([.Q16];&quot;+0,000;-0,000;+0,000&quot;)" office:value-type="string" office:string-value="+0,000" calcext:value-type="string">
            <text:p>+0,000</text:p>
          </table:table-cell>
          <table:table-cell table:formula="of:=TEXT([.R16];&quot;+0,000;-0,000;+0,000&quot;)" office:value-type="string" office:string-value="+0,259" calcext:value-type="string">
            <text:p>+0,259</text:p>
          </table:table-cell>
          <table:table-cell table:formula="of:=SUBSTITUTE([.AB16];&quot;,&quot;;&quot;.&quot;)" office:value-type="string" office:string-value="-0.966" calcext:value-type="string">
            <text:p>-0.966</text:p>
          </table:table-cell>
          <table:table-cell table:formula="of:=SUBSTITUTE([.AC16];&quot;,&quot;;&quot;.&quot;)" office:value-type="string" office:string-value="+0.000" calcext:value-type="string">
            <text:p>+0.000</text:p>
          </table:table-cell>
          <table:table-cell table:formula="of:=SUBSTITUTE([.AD16];&quot;,&quot;;&quot;.&quot;)" office:value-type="string" office:string-value="+0.259" calcext:value-type="string">
            <text:p>+0.259</text:p>
          </table:table-cell>
          <table:table-cell table:formula="of:=CONCATENATE([.AE16];&quot;,&quot;;[.AF16];&quot;,&quot;;[.AG16])" office:value-type="string" office:string-value="-0.966,+0.000,+0.259" calcext:value-type="string">
            <text:p>-0.966,+0.000,+0.259</text:p>
          </table:table-cell>
          <table:table-cell table:number-columns-repeated="2"/>
          <table:table-cell table:formula="of:=&quot;cy &quot;&amp;[.Z16]&amp;&quot;     &quot;&amp;[.AH16]&amp;&quot;    &quot;&amp;[.F$1]&amp;&quot;     &quot;&amp;[.F$2]&amp;&quot;     &quot;&amp;TEXT([.AO16];&quot;000&quot;)&amp;&quot;,&quot;&amp;TEXT([.AP16];&quot;000&quot;)&amp;&quot;,&quot;&amp;TEXT([.AQ16];&quot;000&quot;)" office:value-type="string" office:string-value="cy -6.761,+22.000,+1.812     -0.966,+0.000,+0.259    2     14     011,011,255" calcext:value-type="string">
            <text:p>cy -6.761,+22.000,+1.812 <text:s text:c="4"/>-0.966,+0.000,+0.259 <text:s text:c="3"/>2 <text:s text:c="4"/>14 <text:s text:c="4"/>011,011,255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7]*PI()/180" office:value-type="float" office:value="3.14159265358979" calcext:value-type="float">
            <text:p>3,14159265358979</text:p>
          </table:table-cell>
          <table:table-cell table:formula="of:=[.B16]+[.$B$1]" office:value-type="float" office:value="180" calcext:value-type="float">
            <text:p>180</text:p>
          </table:table-cell>
          <table:table-cell table:formula="of:=[.$B$3]*COS([.$A17])" office:value-type="float" office:value="-7" calcext:value-type="float">
            <text:p>-7</text:p>
          </table:table-cell>
          <table:table-cell table:formula="of:=[.D16]+[.$B$2]" office:value-type="float" office:value="24" calcext:value-type="float">
            <text:p>24</text:p>
          </table:table-cell>
          <table:table-cell table:formula="of:=[.$B$3]*SIN([.$A17])" office:value-type="float" office:value="8.57252759403147E-016" calcext:value-type="float">
            <text:p>8,57252759403147E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7]-[.G17])*([.C17]-[.G17])" office:value-type="float" office:value="49" calcext:value-type="float">
            <text:p>49</text:p>
          </table:table-cell>
          <table:table-cell table:formula="of:=([.D17]-[.H17])*([.D17]-[.H17])" office:value-type="float" office:value="0" calcext:value-type="float">
            <text:p>0</text:p>
          </table:table-cell>
          <table:table-cell table:formula="of:=([.E17]-[.I17])*([.E17]-[.I17])" office:value-type="float" office:value="7.3488229350431E-031" calcext:value-type="float">
            <text:p>7,3488229350431E-31</text:p>
          </table:table-cell>
          <table:table-cell table:formula="of:=SQRT(SUM([.K17:.M17]))" office:value-type="float" office:value="7" calcext:value-type="float">
            <text:p>7</text:p>
          </table:table-cell>
          <table:table-cell/>
          <table:table-cell table:formula="of:=([.C17]-[.G17])/[.$N17]" office:value-type="float" office:value="-1" calcext:value-type="float">
            <text:p>-1</text:p>
          </table:table-cell>
          <table:table-cell table:formula="of:=([.D17]-[.H17])/[.$N17]" office:value-type="float" office:value="0" calcext:value-type="float">
            <text:p>0</text:p>
          </table:table-cell>
          <table:table-cell table:formula="of:=([.E17]-[.I17])/[.$N17]" office:value-type="float" office:value="1.22464679914735E-016" calcext:value-type="float">
            <text:p>1,22464679914735E-16</text:p>
          </table:table-cell>
          <table:table-cell/>
          <table:table-cell table:formula="of:=TEXT([.C17];&quot;+0,000;-0,000;+0,000&quot;)" office:value-type="string" office:string-value="-7,000" calcext:value-type="string">
            <text:p>-7,000</text:p>
          </table:table-cell>
          <table:table-cell table:formula="of:=TEXT([.D17];&quot;+0,000;-0,000;+0,000&quot;)" office:value-type="string" office:string-value="+24,000" calcext:value-type="string">
            <text:p>+24,000</text:p>
          </table:table-cell>
          <table:table-cell table:formula="of:=TEXT([.E17];&quot;+0,000;-0,000;+0,000&quot;)" office:value-type="string" office:string-value="+0,000" calcext:value-type="string">
            <text:p>+0,000</text:p>
          </table:table-cell>
          <table:table-cell table:formula="of:=SUBSTITUTE([.T17];&quot;,&quot;;&quot;.&quot;)" office:value-type="string" office:string-value="-7.000" calcext:value-type="string">
            <text:p>-7.000</text:p>
          </table:table-cell>
          <table:table-cell table:formula="of:=SUBSTITUTE([.U17];&quot;,&quot;;&quot;.&quot;)" office:value-type="string" office:string-value="+24.000" calcext:value-type="string">
            <text:p>+24.000</text:p>
          </table:table-cell>
          <table:table-cell table:formula="of:=SUBSTITUTE([.V17];&quot;,&quot;;&quot;.&quot;)" office:value-type="string" office:string-value="+0.000" calcext:value-type="string">
            <text:p>+0.000</text:p>
          </table:table-cell>
          <table:table-cell table:formula="of:=CONCATENATE([.W17];&quot;,&quot;;[.X17];&quot;,&quot;;[.Y17])" office:value-type="string" office:string-value="-7.000,+24.000,+0.000" calcext:value-type="string">
            <text:p>-7.000,+24.000,+0.000</text:p>
          </table:table-cell>
          <table:table-cell/>
          <table:table-cell table:formula="of:=TEXT([.P17];&quot;+0,000;-0,000;+0,000&quot;)" office:value-type="string" office:string-value="-1,000" calcext:value-type="string">
            <text:p>-1,000</text:p>
          </table:table-cell>
          <table:table-cell table:formula="of:=TEXT([.Q17];&quot;+0,000;-0,000;+0,000&quot;)" office:value-type="string" office:string-value="+0,000" calcext:value-type="string">
            <text:p>+0,000</text:p>
          </table:table-cell>
          <table:table-cell table:formula="of:=TEXT([.R17];&quot;+0,000;-0,000;+0,000&quot;)" office:value-type="string" office:string-value="+0,000" calcext:value-type="string">
            <text:p>+0,000</text:p>
          </table:table-cell>
          <table:table-cell table:formula="of:=SUBSTITUTE([.AB17];&quot;,&quot;;&quot;.&quot;)" office:value-type="string" office:string-value="-1.000" calcext:value-type="string">
            <text:p>-1.000</text:p>
          </table:table-cell>
          <table:table-cell table:formula="of:=SUBSTITUTE([.AC17];&quot;,&quot;;&quot;.&quot;)" office:value-type="string" office:string-value="+0.000" calcext:value-type="string">
            <text:p>+0.000</text:p>
          </table:table-cell>
          <table:table-cell table:formula="of:=SUBSTITUTE([.AD17];&quot;,&quot;;&quot;.&quot;)" office:value-type="string" office:string-value="+0.000" calcext:value-type="string">
            <text:p>+0.000</text:p>
          </table:table-cell>
          <table:table-cell table:formula="of:=CONCATENATE([.AE17];&quot;,&quot;;[.AF17];&quot;,&quot;;[.AG17])" office:value-type="string" office:string-value="-1.000,+0.000,+0.000" calcext:value-type="string">
            <text:p>-1.000,+0.000,+0.000</text:p>
          </table:table-cell>
          <table:table-cell table:number-columns-repeated="2"/>
          <table:table-cell table:formula="of:=&quot;cy &quot;&amp;[.Z17]&amp;&quot;     &quot;&amp;[.AH17]&amp;&quot;    &quot;&amp;[.F$1]&amp;&quot;     &quot;&amp;[.F$2]&amp;&quot;     &quot;&amp;TEXT([.AO17];&quot;000&quot;)&amp;&quot;,&quot;&amp;TEXT([.AP17];&quot;000&quot;)&amp;&quot;,&quot;&amp;TEXT([.AQ17];&quot;000&quot;)" office:value-type="string" office:string-value="cy -7.000,+24.000,+0.000     -1.000,+0.000,+0.000    2     14     012,012,255" calcext:value-type="string">
            <text:p>cy -7.000,+24.000,+0.000 <text:s text:c="4"/>-1.000,+0.000,+0.000 <text:s text:c="3"/>2 <text:s text:c="4"/>14 <text:s text:c="4"/>012,012,255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8]*PI()/180" office:value-type="float" office:value="3.40339204138894" calcext:value-type="float">
            <text:p>3,40339204138894</text:p>
          </table:table-cell>
          <table:table-cell table:formula="of:=[.B17]+[.$B$1]" office:value-type="float" office:value="195" calcext:value-type="float">
            <text:p>195</text:p>
          </table:table-cell>
          <table:table-cell table:formula="of:=[.$B$3]*COS([.$A18])" office:value-type="float" office:value="-6.76148078402348" calcext:value-type="float">
            <text:p>-6,76148078402348</text:p>
          </table:table-cell>
          <table:table-cell table:formula="of:=[.D17]+[.$B$2]" office:value-type="float" office:value="26" calcext:value-type="float">
            <text:p>26</text:p>
          </table:table-cell>
          <table:table-cell table:formula="of:=[.$B$3]*SIN([.$A18])" office:value-type="float" office:value="-1.81173331571764" calcext:value-type="float">
            <text:p>-1,811733315717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8]-[.G18])*([.C18]-[.G18])" office:value-type="float" office:value="45.7176223927188" calcext:value-type="float">
            <text:p>45,7176223927188</text:p>
          </table:table-cell>
          <table:table-cell table:formula="of:=([.D18]-[.H18])*([.D18]-[.H18])" office:value-type="float" office:value="0" calcext:value-type="float">
            <text:p>0</text:p>
          </table:table-cell>
          <table:table-cell table:formula="of:=([.E18]-[.I18])*([.E18]-[.I18])" office:value-type="float" office:value="3.28237760728124" calcext:value-type="float">
            <text:p>3,28237760728124</text:p>
          </table:table-cell>
          <table:table-cell table:formula="of:=SQRT(SUM([.K18:.M18]))" office:value-type="float" office:value="7" calcext:value-type="float">
            <text:p>7</text:p>
          </table:table-cell>
          <table:table-cell/>
          <table:table-cell table:formula="of:=([.C18]-[.G18])/[.$N18]" office:value-type="float" office:value="-0.965925826289068" calcext:value-type="float">
            <text:p>-0,965925826289068</text:p>
          </table:table-cell>
          <table:table-cell table:formula="of:=([.D18]-[.H18])/[.$N18]" office:value-type="float" office:value="0" calcext:value-type="float">
            <text:p>0</text:p>
          </table:table-cell>
          <table:table-cell table:formula="of:=([.E18]-[.I18])/[.$N18]" office:value-type="float" office:value="-0.25881904510252" calcext:value-type="float">
            <text:p>-0,25881904510252</text:p>
          </table:table-cell>
          <table:table-cell/>
          <table:table-cell table:formula="of:=TEXT([.C18];&quot;+0,000;-0,000;+0,000&quot;)" office:value-type="string" office:string-value="-6,761" calcext:value-type="string">
            <text:p>-6,761</text:p>
          </table:table-cell>
          <table:table-cell table:formula="of:=TEXT([.D18];&quot;+0,000;-0,000;+0,000&quot;)" office:value-type="string" office:string-value="+26,000" calcext:value-type="string">
            <text:p>+26,000</text:p>
          </table:table-cell>
          <table:table-cell table:formula="of:=TEXT([.E18];&quot;+0,000;-0,000;+0,000&quot;)" office:value-type="string" office:string-value="-1,812" calcext:value-type="string">
            <text:p>-1,812</text:p>
          </table:table-cell>
          <table:table-cell table:formula="of:=SUBSTITUTE([.T18];&quot;,&quot;;&quot;.&quot;)" office:value-type="string" office:string-value="-6.761" calcext:value-type="string">
            <text:p>-6.761</text:p>
          </table:table-cell>
          <table:table-cell table:formula="of:=SUBSTITUTE([.U18];&quot;,&quot;;&quot;.&quot;)" office:value-type="string" office:string-value="+26.000" calcext:value-type="string">
            <text:p>+26.000</text:p>
          </table:table-cell>
          <table:table-cell table:formula="of:=SUBSTITUTE([.V18];&quot;,&quot;;&quot;.&quot;)" office:value-type="string" office:string-value="-1.812" calcext:value-type="string">
            <text:p>-1.812</text:p>
          </table:table-cell>
          <table:table-cell table:formula="of:=CONCATENATE([.W18];&quot;,&quot;;[.X18];&quot;,&quot;;[.Y18])" office:value-type="string" office:string-value="-6.761,+26.000,-1.812" calcext:value-type="string">
            <text:p>-6.761,+26.000,-1.812</text:p>
          </table:table-cell>
          <table:table-cell/>
          <table:table-cell table:formula="of:=TEXT([.P18];&quot;+0,000;-0,000;+0,000&quot;)" office:value-type="string" office:string-value="-0,966" calcext:value-type="string">
            <text:p>-0,966</text:p>
          </table:table-cell>
          <table:table-cell table:formula="of:=TEXT([.Q18];&quot;+0,000;-0,000;+0,000&quot;)" office:value-type="string" office:string-value="+0,000" calcext:value-type="string">
            <text:p>+0,000</text:p>
          </table:table-cell>
          <table:table-cell table:formula="of:=TEXT([.R18];&quot;+0,000;-0,000;+0,000&quot;)" office:value-type="string" office:string-value="-0,259" calcext:value-type="string">
            <text:p>-0,259</text:p>
          </table:table-cell>
          <table:table-cell table:formula="of:=SUBSTITUTE([.AB18];&quot;,&quot;;&quot;.&quot;)" office:value-type="string" office:string-value="-0.966" calcext:value-type="string">
            <text:p>-0.966</text:p>
          </table:table-cell>
          <table:table-cell table:formula="of:=SUBSTITUTE([.AC18];&quot;,&quot;;&quot;.&quot;)" office:value-type="string" office:string-value="+0.000" calcext:value-type="string">
            <text:p>+0.000</text:p>
          </table:table-cell>
          <table:table-cell table:formula="of:=SUBSTITUTE([.AD18];&quot;,&quot;;&quot;.&quot;)" office:value-type="string" office:string-value="-0.259" calcext:value-type="string">
            <text:p>-0.259</text:p>
          </table:table-cell>
          <table:table-cell table:formula="of:=CONCATENATE([.AE18];&quot;,&quot;;[.AF18];&quot;,&quot;;[.AG18])" office:value-type="string" office:string-value="-0.966,+0.000,-0.259" calcext:value-type="string">
            <text:p>-0.966,+0.000,-0.259</text:p>
          </table:table-cell>
          <table:table-cell table:number-columns-repeated="2"/>
          <table:table-cell table:formula="of:=&quot;cy &quot;&amp;[.Z18]&amp;&quot;     &quot;&amp;[.AH18]&amp;&quot;    &quot;&amp;[.F$1]&amp;&quot;     &quot;&amp;[.F$2]&amp;&quot;     &quot;&amp;TEXT([.AO18];&quot;000&quot;)&amp;&quot;,&quot;&amp;TEXT([.AP18];&quot;000&quot;)&amp;&quot;,&quot;&amp;TEXT([.AQ18];&quot;000&quot;)" office:value-type="string" office:string-value="cy -6.761,+26.000,-1.812     -0.966,+0.000,-0.259    2     14     013,013,255" calcext:value-type="string">
            <text:p>cy -6.761,+26.000,-1.812 <text:s text:c="4"/>-0.966,+0.000,-0.259 <text:s text:c="3"/>2 <text:s text:c="4"/>14 <text:s text:c="4"/>013,013,255</text:p>
          </table:table-cell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9]*PI()/180" office:value-type="float" office:value="3.66519142918809" calcext:value-type="float">
            <text:p>3,66519142918809</text:p>
          </table:table-cell>
          <table:table-cell table:formula="of:=[.B18]+[.$B$1]" office:value-type="float" office:value="210" calcext:value-type="float">
            <text:p>210</text:p>
          </table:table-cell>
          <table:table-cell table:formula="of:=[.$B$3]*COS([.$A19])" office:value-type="float" office:value="-6.06217782649107" calcext:value-type="float">
            <text:p>-6,06217782649107</text:p>
          </table:table-cell>
          <table:table-cell table:formula="of:=[.D18]+[.$B$2]" office:value-type="float" office:value="28" calcext:value-type="float">
            <text:p>28</text:p>
          </table:table-cell>
          <table:table-cell table:formula="of:=[.$B$3]*SIN([.$A19])" office:value-type="float" office:value="-3.5" calcext:value-type="float">
            <text:p>-3,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9]-[.G19])*([.C19]-[.G19])" office:value-type="float" office:value="36.75" calcext:value-type="float">
            <text:p>36,75</text:p>
          </table:table-cell>
          <table:table-cell table:formula="of:=([.D19]-[.H19])*([.D19]-[.H19])" office:value-type="float" office:value="0" calcext:value-type="float">
            <text:p>0</text:p>
          </table:table-cell>
          <table:table-cell table:formula="of:=([.E19]-[.I19])*([.E19]-[.I19])" office:value-type="float" office:value="12.25" calcext:value-type="float">
            <text:p>12,25</text:p>
          </table:table-cell>
          <table:table-cell table:formula="of:=SQRT(SUM([.K19:.M19]))" office:value-type="float" office:value="7" calcext:value-type="float">
            <text:p>7</text:p>
          </table:table-cell>
          <table:table-cell/>
          <table:table-cell table:formula="of:=([.C19]-[.G19])/[.$N19]" office:value-type="float" office:value="-0.866025403784439" calcext:value-type="float">
            <text:p>-0,866025403784439</text:p>
          </table:table-cell>
          <table:table-cell table:formula="of:=([.D19]-[.H19])/[.$N19]" office:value-type="float" office:value="0" calcext:value-type="float">
            <text:p>0</text:p>
          </table:table-cell>
          <table:table-cell table:formula="of:=([.E19]-[.I19])/[.$N19]" office:value-type="float" office:value="-0.5" calcext:value-type="float">
            <text:p>-0,5</text:p>
          </table:table-cell>
          <table:table-cell/>
          <table:table-cell table:formula="of:=TEXT([.C19];&quot;+0,000;-0,000;+0,000&quot;)" office:value-type="string" office:string-value="-6,062" calcext:value-type="string">
            <text:p>-6,062</text:p>
          </table:table-cell>
          <table:table-cell table:formula="of:=TEXT([.D19];&quot;+0,000;-0,000;+0,000&quot;)" office:value-type="string" office:string-value="+28,000" calcext:value-type="string">
            <text:p>+28,000</text:p>
          </table:table-cell>
          <table:table-cell table:formula="of:=TEXT([.E19];&quot;+0,000;-0,000;+0,000&quot;)" office:value-type="string" office:string-value="-3,500" calcext:value-type="string">
            <text:p>-3,500</text:p>
          </table:table-cell>
          <table:table-cell table:formula="of:=SUBSTITUTE([.T19];&quot;,&quot;;&quot;.&quot;)" office:value-type="string" office:string-value="-6.062" calcext:value-type="string">
            <text:p>-6.062</text:p>
          </table:table-cell>
          <table:table-cell table:formula="of:=SUBSTITUTE([.U19];&quot;,&quot;;&quot;.&quot;)" office:value-type="string" office:string-value="+28.000" calcext:value-type="string">
            <text:p>+28.000</text:p>
          </table:table-cell>
          <table:table-cell table:formula="of:=SUBSTITUTE([.V19];&quot;,&quot;;&quot;.&quot;)" office:value-type="string" office:string-value="-3.500" calcext:value-type="string">
            <text:p>-3.500</text:p>
          </table:table-cell>
          <table:table-cell table:formula="of:=CONCATENATE([.W19];&quot;,&quot;;[.X19];&quot;,&quot;;[.Y19])" office:value-type="string" office:string-value="-6.062,+28.000,-3.500" calcext:value-type="string">
            <text:p>-6.062,+28.000,-3.500</text:p>
          </table:table-cell>
          <table:table-cell/>
          <table:table-cell table:formula="of:=TEXT([.P19];&quot;+0,000;-0,000;+0,000&quot;)" office:value-type="string" office:string-value="-0,866" calcext:value-type="string">
            <text:p>-0,866</text:p>
          </table:table-cell>
          <table:table-cell table:formula="of:=TEXT([.Q19];&quot;+0,000;-0,000;+0,000&quot;)" office:value-type="string" office:string-value="+0,000" calcext:value-type="string">
            <text:p>+0,000</text:p>
          </table:table-cell>
          <table:table-cell table:formula="of:=TEXT([.R19];&quot;+0,000;-0,000;+0,000&quot;)" office:value-type="string" office:string-value="-0,500" calcext:value-type="string">
            <text:p>-0,500</text:p>
          </table:table-cell>
          <table:table-cell table:formula="of:=SUBSTITUTE([.AB19];&quot;,&quot;;&quot;.&quot;)" office:value-type="string" office:string-value="-0.866" calcext:value-type="string">
            <text:p>-0.866</text:p>
          </table:table-cell>
          <table:table-cell table:formula="of:=SUBSTITUTE([.AC19];&quot;,&quot;;&quot;.&quot;)" office:value-type="string" office:string-value="+0.000" calcext:value-type="string">
            <text:p>+0.000</text:p>
          </table:table-cell>
          <table:table-cell table:formula="of:=SUBSTITUTE([.AD19];&quot;,&quot;;&quot;.&quot;)" office:value-type="string" office:string-value="-0.500" calcext:value-type="string">
            <text:p>-0.500</text:p>
          </table:table-cell>
          <table:table-cell table:formula="of:=CONCATENATE([.AE19];&quot;,&quot;;[.AF19];&quot;,&quot;;[.AG19])" office:value-type="string" office:string-value="-0.866,+0.000,-0.500" calcext:value-type="string">
            <text:p>-0.866,+0.000,-0.500</text:p>
          </table:table-cell>
          <table:table-cell table:number-columns-repeated="2"/>
          <table:table-cell table:formula="of:=&quot;cy &quot;&amp;[.Z19]&amp;&quot;     &quot;&amp;[.AH19]&amp;&quot;    &quot;&amp;[.F$1]&amp;&quot;     &quot;&amp;[.F$2]&amp;&quot;     &quot;&amp;TEXT([.AO19];&quot;000&quot;)&amp;&quot;,&quot;&amp;TEXT([.AP19];&quot;000&quot;)&amp;&quot;,&quot;&amp;TEXT([.AQ19];&quot;000&quot;)" office:value-type="string" office:string-value="cy -6.062,+28.000,-3.500     -0.866,+0.000,-0.500    2     14     014,014,255" calcext:value-type="string">
            <text:p>cy -6.062,+28.000,-3.500 <text:s text:c="4"/>-0.866,+0.000,-0.500 <text:s text:c="3"/>2 <text:s text:c="4"/>14 <text:s text:c="4"/>014,014,255</text:p>
          </table:table-cell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0]*PI()/180" office:value-type="float" office:value="3.92699081698724" calcext:value-type="float">
            <text:p>3,92699081698724</text:p>
          </table:table-cell>
          <table:table-cell table:formula="of:=[.B19]+[.$B$1]" office:value-type="float" office:value="225" calcext:value-type="float">
            <text:p>225</text:p>
          </table:table-cell>
          <table:table-cell table:formula="of:=[.$B$3]*COS([.$A20])" office:value-type="float" office:value="-4.94974746830583" calcext:value-type="float">
            <text:p>-4,94974746830583</text:p>
          </table:table-cell>
          <table:table-cell table:formula="of:=[.D19]+[.$B$2]" office:value-type="float" office:value="30" calcext:value-type="float">
            <text:p>30</text:p>
          </table:table-cell>
          <table:table-cell table:formula="of:=[.$B$3]*SIN([.$A20])" office:value-type="float" office:value="-4.94974746830583" calcext:value-type="float">
            <text:p>-4,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]-[.G20])*([.C20]-[.G20])" office:value-type="float" office:value="24.5" calcext:value-type="float">
            <text:p>24,5</text:p>
          </table:table-cell>
          <table:table-cell table:formula="of:=([.D20]-[.H20])*([.D20]-[.H20])" office:value-type="float" office:value="0" calcext:value-type="float">
            <text:p>0</text:p>
          </table:table-cell>
          <table:table-cell table:formula="of:=([.E20]-[.I20])*([.E20]-[.I20])" office:value-type="float" office:value="24.5" calcext:value-type="float">
            <text:p>24,5</text:p>
          </table:table-cell>
          <table:table-cell table:formula="of:=SQRT(SUM([.K20:.M20]))" office:value-type="float" office:value="7" calcext:value-type="float">
            <text:p>7</text:p>
          </table:table-cell>
          <table:table-cell/>
          <table:table-cell table:formula="of:=([.C20]-[.G20])/[.$N20]" office:value-type="float" office:value="-0.707106781186548" calcext:value-type="float">
            <text:p>-0,707106781186548</text:p>
          </table:table-cell>
          <table:table-cell table:formula="of:=([.D20]-[.H20])/[.$N20]" office:value-type="float" office:value="0" calcext:value-type="float">
            <text:p>0</text:p>
          </table:table-cell>
          <table:table-cell table:formula="of:=([.E20]-[.I20])/[.$N20]" office:value-type="float" office:value="-0.707106781186547" calcext:value-type="float">
            <text:p>-0,707106781186547</text:p>
          </table:table-cell>
          <table:table-cell/>
          <table:table-cell table:formula="of:=TEXT([.C20];&quot;+0,000;-0,000;+0,000&quot;)" office:value-type="string" office:string-value="-4,950" calcext:value-type="string">
            <text:p>-4,950</text:p>
          </table:table-cell>
          <table:table-cell table:formula="of:=TEXT([.D20];&quot;+0,000;-0,000;+0,000&quot;)" office:value-type="string" office:string-value="+30,000" calcext:value-type="string">
            <text:p>+30,000</text:p>
          </table:table-cell>
          <table:table-cell table:formula="of:=TEXT([.E20];&quot;+0,000;-0,000;+0,000&quot;)" office:value-type="string" office:string-value="-4,950" calcext:value-type="string">
            <text:p>-4,950</text:p>
          </table:table-cell>
          <table:table-cell table:formula="of:=SUBSTITUTE([.T20];&quot;,&quot;;&quot;.&quot;)" office:value-type="string" office:string-value="-4.950" calcext:value-type="string">
            <text:p>-4.950</text:p>
          </table:table-cell>
          <table:table-cell table:formula="of:=SUBSTITUTE([.U20];&quot;,&quot;;&quot;.&quot;)" office:value-type="string" office:string-value="+30.000" calcext:value-type="string">
            <text:p>+30.000</text:p>
          </table:table-cell>
          <table:table-cell table:formula="of:=SUBSTITUTE([.V20];&quot;,&quot;;&quot;.&quot;)" office:value-type="string" office:string-value="-4.950" calcext:value-type="string">
            <text:p>-4.950</text:p>
          </table:table-cell>
          <table:table-cell table:formula="of:=CONCATENATE([.W20];&quot;,&quot;;[.X20];&quot;,&quot;;[.Y20])" office:value-type="string" office:string-value="-4.950,+30.000,-4.950" calcext:value-type="string">
            <text:p>-4.950,+30.000,-4.950</text:p>
          </table:table-cell>
          <table:table-cell/>
          <table:table-cell table:formula="of:=TEXT([.P20];&quot;+0,000;-0,000;+0,000&quot;)" office:value-type="string" office:string-value="-0,707" calcext:value-type="string">
            <text:p>-0,707</text:p>
          </table:table-cell>
          <table:table-cell table:formula="of:=TEXT([.Q20];&quot;+0,000;-0,000;+0,000&quot;)" office:value-type="string" office:string-value="+0,000" calcext:value-type="string">
            <text:p>+0,000</text:p>
          </table:table-cell>
          <table:table-cell table:formula="of:=TEXT([.R20];&quot;+0,000;-0,000;+0,000&quot;)" office:value-type="string" office:string-value="-0,707" calcext:value-type="string">
            <text:p>-0,707</text:p>
          </table:table-cell>
          <table:table-cell table:formula="of:=SUBSTITUTE([.AB20];&quot;,&quot;;&quot;.&quot;)" office:value-type="string" office:string-value="-0.707" calcext:value-type="string">
            <text:p>-0.707</text:p>
          </table:table-cell>
          <table:table-cell table:formula="of:=SUBSTITUTE([.AC20];&quot;,&quot;;&quot;.&quot;)" office:value-type="string" office:string-value="+0.000" calcext:value-type="string">
            <text:p>+0.000</text:p>
          </table:table-cell>
          <table:table-cell table:formula="of:=SUBSTITUTE([.AD20];&quot;,&quot;;&quot;.&quot;)" office:value-type="string" office:string-value="-0.707" calcext:value-type="string">
            <text:p>-0.707</text:p>
          </table:table-cell>
          <table:table-cell table:formula="of:=CONCATENATE([.AE20];&quot;,&quot;;[.AF20];&quot;,&quot;;[.AG20])" office:value-type="string" office:string-value="-0.707,+0.000,-0.707" calcext:value-type="string">
            <text:p>-0.707,+0.000,-0.707</text:p>
          </table:table-cell>
          <table:table-cell table:number-columns-repeated="2"/>
          <table:table-cell table:formula="of:=&quot;cy &quot;&amp;[.Z20]&amp;&quot;     &quot;&amp;[.AH20]&amp;&quot;    &quot;&amp;[.F$1]&amp;&quot;     &quot;&amp;[.F$2]&amp;&quot;     &quot;&amp;TEXT([.AO20];&quot;000&quot;)&amp;&quot;,&quot;&amp;TEXT([.AP20];&quot;000&quot;)&amp;&quot;,&quot;&amp;TEXT([.AQ20];&quot;000&quot;)" office:value-type="string" office:string-value="cy -4.950,+30.000,-4.950     -0.707,+0.000,-0.707    2     14     015,015,255" calcext:value-type="string">
            <text:p>cy -4.950,+30.000,-4.950 <text:s text:c="4"/>-0.707,+0.000,-0.707 <text:s text:c="3"/>2 <text:s text:c="4"/>14 <text:s text:c="4"/>015,015,255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1]*PI()/180" office:value-type="float" office:value="4.18879020478639" calcext:value-type="float">
            <text:p>4,18879020478639</text:p>
          </table:table-cell>
          <table:table-cell table:formula="of:=[.B20]+[.$B$1]" office:value-type="float" office:value="240" calcext:value-type="float">
            <text:p>240</text:p>
          </table:table-cell>
          <table:table-cell table:formula="of:=[.$B$3]*COS([.$A21])" office:value-type="float" office:value="-3.5" calcext:value-type="float">
            <text:p>-3,5</text:p>
          </table:table-cell>
          <table:table-cell table:formula="of:=[.D20]+[.$B$2]" office:value-type="float" office:value="32" calcext:value-type="float">
            <text:p>32</text:p>
          </table:table-cell>
          <table:table-cell table:formula="of:=[.$B$3]*SIN([.$A21])" office:value-type="float" office:value="-6.06217782649107" calcext:value-type="float">
            <text:p>-6,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]-[.G21])*([.C21]-[.G21])" office:value-type="float" office:value="12.25" calcext:value-type="float">
            <text:p>12,25</text:p>
          </table:table-cell>
          <table:table-cell table:formula="of:=([.D21]-[.H21])*([.D21]-[.H21])" office:value-type="float" office:value="0" calcext:value-type="float">
            <text:p>0</text:p>
          </table:table-cell>
          <table:table-cell table:formula="of:=([.E21]-[.I21])*([.E21]-[.I21])" office:value-type="float" office:value="36.75" calcext:value-type="float">
            <text:p>36,75</text:p>
          </table:table-cell>
          <table:table-cell table:formula="of:=SQRT(SUM([.K21:.M21]))" office:value-type="float" office:value="7" calcext:value-type="float">
            <text:p>7</text:p>
          </table:table-cell>
          <table:table-cell/>
          <table:table-cell table:formula="of:=([.C21]-[.G21])/[.$N21]" office:value-type="float" office:value="-0.5" calcext:value-type="float">
            <text:p>-0,5</text:p>
          </table:table-cell>
          <table:table-cell table:formula="of:=([.D21]-[.H21])/[.$N21]" office:value-type="float" office:value="0" calcext:value-type="float">
            <text:p>0</text:p>
          </table:table-cell>
          <table:table-cell table:formula="of:=([.E21]-[.I21])/[.$N21]" office:value-type="float" office:value="-0.866025403784438" calcext:value-type="float">
            <text:p>-0,866025403784438</text:p>
          </table:table-cell>
          <table:table-cell/>
          <table:table-cell table:formula="of:=TEXT([.C21];&quot;+0,000;-0,000;+0,000&quot;)" office:value-type="string" office:string-value="-3,500" calcext:value-type="string">
            <text:p>-3,500</text:p>
          </table:table-cell>
          <table:table-cell table:formula="of:=TEXT([.D21];&quot;+0,000;-0,000;+0,000&quot;)" office:value-type="string" office:string-value="+32,000" calcext:value-type="string">
            <text:p>+32,000</text:p>
          </table:table-cell>
          <table:table-cell table:formula="of:=TEXT([.E21];&quot;+0,000;-0,000;+0,000&quot;)" office:value-type="string" office:string-value="-6,062" calcext:value-type="string">
            <text:p>-6,062</text:p>
          </table:table-cell>
          <table:table-cell table:formula="of:=SUBSTITUTE([.T21];&quot;,&quot;;&quot;.&quot;)" office:value-type="string" office:string-value="-3.500" calcext:value-type="string">
            <text:p>-3.500</text:p>
          </table:table-cell>
          <table:table-cell table:formula="of:=SUBSTITUTE([.U21];&quot;,&quot;;&quot;.&quot;)" office:value-type="string" office:string-value="+32.000" calcext:value-type="string">
            <text:p>+32.000</text:p>
          </table:table-cell>
          <table:table-cell table:formula="of:=SUBSTITUTE([.V21];&quot;,&quot;;&quot;.&quot;)" office:value-type="string" office:string-value="-6.062" calcext:value-type="string">
            <text:p>-6.062</text:p>
          </table:table-cell>
          <table:table-cell table:formula="of:=CONCATENATE([.W21];&quot;,&quot;;[.X21];&quot;,&quot;;[.Y21])" office:value-type="string" office:string-value="-3.500,+32.000,-6.062" calcext:value-type="string">
            <text:p>-3.500,+32.000,-6.062</text:p>
          </table:table-cell>
          <table:table-cell/>
          <table:table-cell table:formula="of:=TEXT([.P21];&quot;+0,000;-0,000;+0,000&quot;)" office:value-type="string" office:string-value="-0,500" calcext:value-type="string">
            <text:p>-0,500</text:p>
          </table:table-cell>
          <table:table-cell table:formula="of:=TEXT([.Q21];&quot;+0,000;-0,000;+0,000&quot;)" office:value-type="string" office:string-value="+0,000" calcext:value-type="string">
            <text:p>+0,000</text:p>
          </table:table-cell>
          <table:table-cell table:formula="of:=TEXT([.R21];&quot;+0,000;-0,000;+0,000&quot;)" office:value-type="string" office:string-value="-0,866" calcext:value-type="string">
            <text:p>-0,866</text:p>
          </table:table-cell>
          <table:table-cell table:formula="of:=SUBSTITUTE([.AB21];&quot;,&quot;;&quot;.&quot;)" office:value-type="string" office:string-value="-0.500" calcext:value-type="string">
            <text:p>-0.500</text:p>
          </table:table-cell>
          <table:table-cell table:formula="of:=SUBSTITUTE([.AC21];&quot;,&quot;;&quot;.&quot;)" office:value-type="string" office:string-value="+0.000" calcext:value-type="string">
            <text:p>+0.000</text:p>
          </table:table-cell>
          <table:table-cell table:formula="of:=SUBSTITUTE([.AD21];&quot;,&quot;;&quot;.&quot;)" office:value-type="string" office:string-value="-0.866" calcext:value-type="string">
            <text:p>-0.866</text:p>
          </table:table-cell>
          <table:table-cell table:formula="of:=CONCATENATE([.AE21];&quot;,&quot;;[.AF21];&quot;,&quot;;[.AG21])" office:value-type="string" office:string-value="-0.500,+0.000,-0.866" calcext:value-type="string">
            <text:p>-0.500,+0.000,-0.866</text:p>
          </table:table-cell>
          <table:table-cell table:number-columns-repeated="2"/>
          <table:table-cell table:formula="of:=&quot;cy &quot;&amp;[.Z21]&amp;&quot;     &quot;&amp;[.AH21]&amp;&quot;    &quot;&amp;[.F$1]&amp;&quot;     &quot;&amp;[.F$2]&amp;&quot;     &quot;&amp;TEXT([.AO21];&quot;000&quot;)&amp;&quot;,&quot;&amp;TEXT([.AP21];&quot;000&quot;)&amp;&quot;,&quot;&amp;TEXT([.AQ21];&quot;000&quot;)" office:value-type="string" office:string-value="cy -3.500,+32.000,-6.062     -0.500,+0.000,-0.866    2     14     016,016,255" calcext:value-type="string">
            <text:p>cy -3.500,+32.000,-6.062 <text:s text:c="4"/>-0.500,+0.000,-0.866 <text:s text:c="3"/>2 <text:s text:c="4"/>14 <text:s text:c="4"/>016,016,255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2]*PI()/180" office:value-type="float" office:value="4.45058959258554" calcext:value-type="float">
            <text:p>4,45058959258554</text:p>
          </table:table-cell>
          <table:table-cell table:formula="of:=[.B21]+[.$B$1]" office:value-type="float" office:value="255" calcext:value-type="float">
            <text:p>255</text:p>
          </table:table-cell>
          <table:table-cell table:formula="of:=[.$B$3]*COS([.$A22])" office:value-type="float" office:value="-1.81173331571764" calcext:value-type="float">
            <text:p>-1,81173331571764</text:p>
          </table:table-cell>
          <table:table-cell table:formula="of:=[.D21]+[.$B$2]" office:value-type="float" office:value="34" calcext:value-type="float">
            <text:p>34</text:p>
          </table:table-cell>
          <table:table-cell table:formula="of:=[.$B$3]*SIN([.$A22])" office:value-type="float" office:value="-6.76148078402348" calcext:value-type="float">
            <text:p>-6,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2]-[.G22])*([.C22]-[.G22])" office:value-type="float" office:value="3.28237760728125" calcext:value-type="float">
            <text:p>3,28237760728125</text:p>
          </table:table-cell>
          <table:table-cell table:formula="of:=([.D22]-[.H22])*([.D22]-[.H22])" office:value-type="float" office:value="0" calcext:value-type="float">
            <text:p>0</text:p>
          </table:table-cell>
          <table:table-cell table:formula="of:=([.E22]-[.I22])*([.E22]-[.I22])" office:value-type="float" office:value="45.7176223927187" calcext:value-type="float">
            <text:p>45,7176223927187</text:p>
          </table:table-cell>
          <table:table-cell table:formula="of:=SQRT(SUM([.K22:.M22]))" office:value-type="float" office:value="7" calcext:value-type="float">
            <text:p>7</text:p>
          </table:table-cell>
          <table:table-cell/>
          <table:table-cell table:formula="of:=([.C22]-[.G22])/[.$N22]" office:value-type="float" office:value="-0.258819045102521" calcext:value-type="float">
            <text:p>-0,258819045102521</text:p>
          </table:table-cell>
          <table:table-cell table:formula="of:=([.D22]-[.H22])/[.$N22]" office:value-type="float" office:value="0" calcext:value-type="float">
            <text:p>0</text:p>
          </table:table-cell>
          <table:table-cell table:formula="of:=([.E22]-[.I22])/[.$N22]" office:value-type="float" office:value="-0.965925826289068" calcext:value-type="float">
            <text:p>-0,965925826289068</text:p>
          </table:table-cell>
          <table:table-cell/>
          <table:table-cell table:formula="of:=TEXT([.C22];&quot;+0,000;-0,000;+0,000&quot;)" office:value-type="string" office:string-value="-1,812" calcext:value-type="string">
            <text:p>-1,812</text:p>
          </table:table-cell>
          <table:table-cell table:formula="of:=TEXT([.D22];&quot;+0,000;-0,000;+0,000&quot;)" office:value-type="string" office:string-value="+34,000" calcext:value-type="string">
            <text:p>+34,000</text:p>
          </table:table-cell>
          <table:table-cell table:formula="of:=TEXT([.E22];&quot;+0,000;-0,000;+0,000&quot;)" office:value-type="string" office:string-value="-6,761" calcext:value-type="string">
            <text:p>-6,761</text:p>
          </table:table-cell>
          <table:table-cell table:formula="of:=SUBSTITUTE([.T22];&quot;,&quot;;&quot;.&quot;)" office:value-type="string" office:string-value="-1.812" calcext:value-type="string">
            <text:p>-1.812</text:p>
          </table:table-cell>
          <table:table-cell table:formula="of:=SUBSTITUTE([.U22];&quot;,&quot;;&quot;.&quot;)" office:value-type="string" office:string-value="+34.000" calcext:value-type="string">
            <text:p>+34.000</text:p>
          </table:table-cell>
          <table:table-cell table:formula="of:=SUBSTITUTE([.V22];&quot;,&quot;;&quot;.&quot;)" office:value-type="string" office:string-value="-6.761" calcext:value-type="string">
            <text:p>-6.761</text:p>
          </table:table-cell>
          <table:table-cell table:formula="of:=CONCATENATE([.W22];&quot;,&quot;;[.X22];&quot;,&quot;;[.Y22])" office:value-type="string" office:string-value="-1.812,+34.000,-6.761" calcext:value-type="string">
            <text:p>-1.812,+34.000,-6.761</text:p>
          </table:table-cell>
          <table:table-cell/>
          <table:table-cell table:formula="of:=TEXT([.P22];&quot;+0,000;-0,000;+0,000&quot;)" office:value-type="string" office:string-value="-0,259" calcext:value-type="string">
            <text:p>-0,259</text:p>
          </table:table-cell>
          <table:table-cell table:formula="of:=TEXT([.Q22];&quot;+0,000;-0,000;+0,000&quot;)" office:value-type="string" office:string-value="+0,000" calcext:value-type="string">
            <text:p>+0,000</text:p>
          </table:table-cell>
          <table:table-cell table:formula="of:=TEXT([.R22];&quot;+0,000;-0,000;+0,000&quot;)" office:value-type="string" office:string-value="-0,966" calcext:value-type="string">
            <text:p>-0,966</text:p>
          </table:table-cell>
          <table:table-cell table:formula="of:=SUBSTITUTE([.AB22];&quot;,&quot;;&quot;.&quot;)" office:value-type="string" office:string-value="-0.259" calcext:value-type="string">
            <text:p>-0.259</text:p>
          </table:table-cell>
          <table:table-cell table:formula="of:=SUBSTITUTE([.AC22];&quot;,&quot;;&quot;.&quot;)" office:value-type="string" office:string-value="+0.000" calcext:value-type="string">
            <text:p>+0.000</text:p>
          </table:table-cell>
          <table:table-cell table:formula="of:=SUBSTITUTE([.AD22];&quot;,&quot;;&quot;.&quot;)" office:value-type="string" office:string-value="-0.966" calcext:value-type="string">
            <text:p>-0.966</text:p>
          </table:table-cell>
          <table:table-cell table:formula="of:=CONCATENATE([.AE22];&quot;,&quot;;[.AF22];&quot;,&quot;;[.AG22])" office:value-type="string" office:string-value="-0.259,+0.000,-0.966" calcext:value-type="string">
            <text:p>-0.259,+0.000,-0.966</text:p>
          </table:table-cell>
          <table:table-cell table:number-columns-repeated="2"/>
          <table:table-cell table:formula="of:=&quot;cy &quot;&amp;[.Z22]&amp;&quot;     &quot;&amp;[.AH22]&amp;&quot;    &quot;&amp;[.F$1]&amp;&quot;     &quot;&amp;[.F$2]&amp;&quot;     &quot;&amp;TEXT([.AO22];&quot;000&quot;)&amp;&quot;,&quot;&amp;TEXT([.AP22];&quot;000&quot;)&amp;&quot;,&quot;&amp;TEXT([.AQ22];&quot;000&quot;)" office:value-type="string" office:string-value="cy -1.812,+34.000,-6.761     -0.259,+0.000,-0.966    2     14     017,017,255" calcext:value-type="string">
            <text:p>cy -1.812,+34.000,-6.761 <text:s text:c="4"/>-0.259,+0.000,-0.966 <text:s text:c="3"/>2 <text:s text:c="4"/>14 <text:s text:c="4"/>017,017,255</text:p>
          </table:table-cell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3]*PI()/180" office:value-type="float" office:value="4.71238898038469" calcext:value-type="float">
            <text:p>4,71238898038469</text:p>
          </table:table-cell>
          <table:table-cell table:formula="of:=[.B22]+[.$B$1]" office:value-type="float" office:value="270" calcext:value-type="float">
            <text:p>270</text:p>
          </table:table-cell>
          <table:table-cell table:formula="of:=[.$B$3]*COS([.$A23])" office:value-type="float" office:value="-1.28587913910472E-015" calcext:value-type="float">
            <text:p>-1,28587913910472E-15</text:p>
          </table:table-cell>
          <table:table-cell table:formula="of:=[.D22]+[.$B$2]" office:value-type="float" office:value="36" calcext:value-type="float">
            <text:p>36</text:p>
          </table:table-cell>
          <table:table-cell table:formula="of:=[.$B$3]*SIN([.$A23]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3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3]-[.G23])*([.C23]-[.G23])" office:value-type="float" office:value="1.6534851603847E-030" calcext:value-type="float">
            <text:p>1,6534851603847E-30</text:p>
          </table:table-cell>
          <table:table-cell table:formula="of:=([.D23]-[.H23])*([.D23]-[.H23])" office:value-type="float" office:value="0" calcext:value-type="float">
            <text:p>0</text:p>
          </table:table-cell>
          <table:table-cell table:formula="of:=([.E23]-[.I23])*([.E23]-[.I23])" office:value-type="float" office:value="49" calcext:value-type="float">
            <text:p>49</text:p>
          </table:table-cell>
          <table:table-cell table:formula="of:=SQRT(SUM([.K23:.M23]))" office:value-type="float" office:value="7" calcext:value-type="float">
            <text:p>7</text:p>
          </table:table-cell>
          <table:table-cell/>
          <table:table-cell table:formula="of:=([.C23]-[.G23])/[.$N23]" office:value-type="float" office:value="-1.83697019872103E-016" calcext:value-type="float">
            <text:p>-1,83697019872103E-16</text:p>
          </table:table-cell>
          <table:table-cell table:formula="of:=([.D23]-[.H23])/[.$N23]" office:value-type="float" office:value="0" calcext:value-type="float">
            <text:p>0</text:p>
          </table:table-cell>
          <table:table-cell table:formula="of:=([.E23]-[.I23])/[.$N23]" office:value-type="float" office:value="-1" calcext:value-type="float">
            <text:p>-1</text:p>
          </table:table-cell>
          <table:table-cell/>
          <table:table-cell table:formula="of:=TEXT([.C23];&quot;+0,000;-0,000;+0,000&quot;)" office:value-type="string" office:string-value="-0,000" calcext:value-type="string">
            <text:p>-0,000</text:p>
          </table:table-cell>
          <table:table-cell table:formula="of:=TEXT([.D23];&quot;+0,000;-0,000;+0,000&quot;)" office:value-type="string" office:string-value="+36,000" calcext:value-type="string">
            <text:p>+36,000</text:p>
          </table:table-cell>
          <table:table-cell table:formula="of:=TEXT([.E23];&quot;+0,000;-0,000;+0,000&quot;)" office:value-type="string" office:string-value="-7,000" calcext:value-type="string">
            <text:p>-7,000</text:p>
          </table:table-cell>
          <table:table-cell table:formula="of:=SUBSTITUTE([.T23];&quot;,&quot;;&quot;.&quot;)" office:value-type="string" office:string-value="-0.000" calcext:value-type="string">
            <text:p>-0.000</text:p>
          </table:table-cell>
          <table:table-cell table:formula="of:=SUBSTITUTE([.U23];&quot;,&quot;;&quot;.&quot;)" office:value-type="string" office:string-value="+36.000" calcext:value-type="string">
            <text:p>+36.000</text:p>
          </table:table-cell>
          <table:table-cell table:formula="of:=SUBSTITUTE([.V23];&quot;,&quot;;&quot;.&quot;)" office:value-type="string" office:string-value="-7.000" calcext:value-type="string">
            <text:p>-7.000</text:p>
          </table:table-cell>
          <table:table-cell table:formula="of:=CONCATENATE([.W23];&quot;,&quot;;[.X23];&quot;,&quot;;[.Y23])" office:value-type="string" office:string-value="-0.000,+36.000,-7.000" calcext:value-type="string">
            <text:p>-0.000,+36.000,-7.000</text:p>
          </table:table-cell>
          <table:table-cell/>
          <table:table-cell table:formula="of:=TEXT([.P23];&quot;+0,000;-0,000;+0,000&quot;)" office:value-type="string" office:string-value="-0,000" calcext:value-type="string">
            <text:p>-0,000</text:p>
          </table:table-cell>
          <table:table-cell table:formula="of:=TEXT([.Q23];&quot;+0,000;-0,000;+0,000&quot;)" office:value-type="string" office:string-value="+0,000" calcext:value-type="string">
            <text:p>+0,000</text:p>
          </table:table-cell>
          <table:table-cell table:formula="of:=TEXT([.R23];&quot;+0,000;-0,000;+0,000&quot;)" office:value-type="string" office:string-value="-1,000" calcext:value-type="string">
            <text:p>-1,000</text:p>
          </table:table-cell>
          <table:table-cell table:formula="of:=SUBSTITUTE([.AB23];&quot;,&quot;;&quot;.&quot;)" office:value-type="string" office:string-value="-0.000" calcext:value-type="string">
            <text:p>-0.000</text:p>
          </table:table-cell>
          <table:table-cell table:formula="of:=SUBSTITUTE([.AC23];&quot;,&quot;;&quot;.&quot;)" office:value-type="string" office:string-value="+0.000" calcext:value-type="string">
            <text:p>+0.000</text:p>
          </table:table-cell>
          <table:table-cell table:formula="of:=SUBSTITUTE([.AD23];&quot;,&quot;;&quot;.&quot;)" office:value-type="string" office:string-value="-1.000" calcext:value-type="string">
            <text:p>-1.000</text:p>
          </table:table-cell>
          <table:table-cell table:formula="of:=CONCATENATE([.AE23];&quot;,&quot;;[.AF23];&quot;,&quot;;[.AG23])" office:value-type="string" office:string-value="-0.000,+0.000,-1.000" calcext:value-type="string">
            <text:p>-0.000,+0.000,-1.000</text:p>
          </table:table-cell>
          <table:table-cell table:number-columns-repeated="2"/>
          <table:table-cell table:formula="of:=&quot;cy &quot;&amp;[.Z23]&amp;&quot;     &quot;&amp;[.AH23]&amp;&quot;    &quot;&amp;[.F$1]&amp;&quot;     &quot;&amp;[.F$2]&amp;&quot;     &quot;&amp;TEXT([.AO23];&quot;000&quot;)&amp;&quot;,&quot;&amp;TEXT([.AP23];&quot;000&quot;)&amp;&quot;,&quot;&amp;TEXT([.AQ23];&quot;000&quot;)" office:value-type="string" office:string-value="cy -0.000,+36.000,-7.000     -0.000,+0.000,-1.000    2     14     018,018,255" calcext:value-type="string">
            <text:p>cy -0.000,+36.000,-7.000 <text:s text:c="4"/>-0.000,+0.000,-1.000 <text:s text:c="3"/>2 <text:s text:c="4"/>14 <text:s text:c="4"/>018,018,255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4]*PI()/180" office:value-type="float" office:value="4.97418836818384" calcext:value-type="float">
            <text:p>4,97418836818384</text:p>
          </table:table-cell>
          <table:table-cell table:formula="of:=[.B23]+[.$B$1]" office:value-type="float" office:value="285" calcext:value-type="float">
            <text:p>285</text:p>
          </table:table-cell>
          <table:table-cell table:formula="of:=[.$B$3]*COS([.$A24])" office:value-type="float" office:value="1.81173331571765" calcext:value-type="float">
            <text:p>1,81173331571765</text:p>
          </table:table-cell>
          <table:table-cell table:formula="of:=[.D23]+[.$B$2]" office:value-type="float" office:value="38" calcext:value-type="float">
            <text:p>38</text:p>
          </table:table-cell>
          <table:table-cell table:formula="of:=[.$B$3]*SIN([.$A24])" office:value-type="float" office:value="-6.76148078402348" calcext:value-type="float">
            <text:p>-6,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4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4]-[.G24])*([.C24]-[.G24])" office:value-type="float" office:value="3.28237760728126" calcext:value-type="float">
            <text:p>3,28237760728126</text:p>
          </table:table-cell>
          <table:table-cell table:formula="of:=([.D24]-[.H24])*([.D24]-[.H24])" office:value-type="float" office:value="0" calcext:value-type="float">
            <text:p>0</text:p>
          </table:table-cell>
          <table:table-cell table:formula="of:=([.E24]-[.I24])*([.E24]-[.I24])" office:value-type="float" office:value="45.7176223927187" calcext:value-type="float">
            <text:p>45,7176223927187</text:p>
          </table:table-cell>
          <table:table-cell table:formula="of:=SQRT(SUM([.K24:.M24]))" office:value-type="float" office:value="7" calcext:value-type="float">
            <text:p>7</text:p>
          </table:table-cell>
          <table:table-cell/>
          <table:table-cell table:formula="of:=([.C24]-[.G24])/[.$N24]" office:value-type="float" office:value="0.258819045102521" calcext:value-type="float">
            <text:p>0,258819045102521</text:p>
          </table:table-cell>
          <table:table-cell table:formula="of:=([.D24]-[.H24])/[.$N24]" office:value-type="float" office:value="0" calcext:value-type="float">
            <text:p>0</text:p>
          </table:table-cell>
          <table:table-cell table:formula="of:=([.E24]-[.I24])/[.$N24]" office:value-type="float" office:value="-0.965925826289068" calcext:value-type="float">
            <text:p>-0,965925826289068</text:p>
          </table:table-cell>
          <table:table-cell/>
          <table:table-cell table:formula="of:=TEXT([.C24];&quot;+0,000;-0,000;+0,000&quot;)" office:value-type="string" office:string-value="+1,812" calcext:value-type="string">
            <text:p>+1,812</text:p>
          </table:table-cell>
          <table:table-cell table:formula="of:=TEXT([.D24];&quot;+0,000;-0,000;+0,000&quot;)" office:value-type="string" office:string-value="+38,000" calcext:value-type="string">
            <text:p>+38,000</text:p>
          </table:table-cell>
          <table:table-cell table:formula="of:=TEXT([.E24];&quot;+0,000;-0,000;+0,000&quot;)" office:value-type="string" office:string-value="-6,761" calcext:value-type="string">
            <text:p>-6,761</text:p>
          </table:table-cell>
          <table:table-cell table:formula="of:=SUBSTITUTE([.T24];&quot;,&quot;;&quot;.&quot;)" office:value-type="string" office:string-value="+1.812" calcext:value-type="string">
            <text:p>+1.812</text:p>
          </table:table-cell>
          <table:table-cell table:formula="of:=SUBSTITUTE([.U24];&quot;,&quot;;&quot;.&quot;)" office:value-type="string" office:string-value="+38.000" calcext:value-type="string">
            <text:p>+38.000</text:p>
          </table:table-cell>
          <table:table-cell table:formula="of:=SUBSTITUTE([.V24];&quot;,&quot;;&quot;.&quot;)" office:value-type="string" office:string-value="-6.761" calcext:value-type="string">
            <text:p>-6.761</text:p>
          </table:table-cell>
          <table:table-cell table:formula="of:=CONCATENATE([.W24];&quot;,&quot;;[.X24];&quot;,&quot;;[.Y24])" office:value-type="string" office:string-value="+1.812,+38.000,-6.761" calcext:value-type="string">
            <text:p>+1.812,+38.000,-6.761</text:p>
          </table:table-cell>
          <table:table-cell/>
          <table:table-cell table:formula="of:=TEXT([.P24];&quot;+0,000;-0,000;+0,000&quot;)" office:value-type="string" office:string-value="+0,259" calcext:value-type="string">
            <text:p>+0,259</text:p>
          </table:table-cell>
          <table:table-cell table:formula="of:=TEXT([.Q24];&quot;+0,000;-0,000;+0,000&quot;)" office:value-type="string" office:string-value="+0,000" calcext:value-type="string">
            <text:p>+0,000</text:p>
          </table:table-cell>
          <table:table-cell table:formula="of:=TEXT([.R24];&quot;+0,000;-0,000;+0,000&quot;)" office:value-type="string" office:string-value="-0,966" calcext:value-type="string">
            <text:p>-0,966</text:p>
          </table:table-cell>
          <table:table-cell table:formula="of:=SUBSTITUTE([.AB24];&quot;,&quot;;&quot;.&quot;)" office:value-type="string" office:string-value="+0.259" calcext:value-type="string">
            <text:p>+0.259</text:p>
          </table:table-cell>
          <table:table-cell table:formula="of:=SUBSTITUTE([.AC24];&quot;,&quot;;&quot;.&quot;)" office:value-type="string" office:string-value="+0.000" calcext:value-type="string">
            <text:p>+0.000</text:p>
          </table:table-cell>
          <table:table-cell table:formula="of:=SUBSTITUTE([.AD24];&quot;,&quot;;&quot;.&quot;)" office:value-type="string" office:string-value="-0.966" calcext:value-type="string">
            <text:p>-0.966</text:p>
          </table:table-cell>
          <table:table-cell table:formula="of:=CONCATENATE([.AE24];&quot;,&quot;;[.AF24];&quot;,&quot;;[.AG24])" office:value-type="string" office:string-value="+0.259,+0.000,-0.966" calcext:value-type="string">
            <text:p>+0.259,+0.000,-0.966</text:p>
          </table:table-cell>
          <table:table-cell table:number-columns-repeated="2"/>
          <table:table-cell table:formula="of:=&quot;cy &quot;&amp;[.Z24]&amp;&quot;     &quot;&amp;[.AH24]&amp;&quot;    &quot;&amp;[.F$1]&amp;&quot;     &quot;&amp;[.F$2]&amp;&quot;     &quot;&amp;TEXT([.AO24];&quot;000&quot;)&amp;&quot;,&quot;&amp;TEXT([.AP24];&quot;000&quot;)&amp;&quot;,&quot;&amp;TEXT([.AQ24];&quot;000&quot;)" office:value-type="string" office:string-value="cy +1.812,+38.000,-6.761     +0.259,+0.000,-0.966    2     14     019,019,255" calcext:value-type="string">
            <text:p>cy +1.812,+38.000,-6.761 <text:s text:c="4"/>+0.259,+0.000,-0.966 <text:s text:c="3"/>2 <text:s text:c="4"/>14 <text:s text:c="4"/>019,019,255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5]*PI()/180" office:value-type="float" office:value="5.23598775598299" calcext:value-type="float">
            <text:p>5,23598775598299</text:p>
          </table:table-cell>
          <table:table-cell table:formula="of:=[.B24]+[.$B$1]" office:value-type="float" office:value="300" calcext:value-type="float">
            <text:p>300</text:p>
          </table:table-cell>
          <table:table-cell table:formula="of:=[.$B$3]*COS([.$A25])" office:value-type="float" office:value="3.5" calcext:value-type="float">
            <text:p>3,5</text:p>
          </table:table-cell>
          <table:table-cell table:formula="of:=[.D24]+[.$B$2]" office:value-type="float" office:value="40" calcext:value-type="float">
            <text:p>40</text:p>
          </table:table-cell>
          <table:table-cell table:formula="of:=[.$B$3]*SIN([.$A25])" office:value-type="float" office:value="-6.06217782649107" calcext:value-type="float">
            <text:p>-6,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5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5]-[.G25])*([.C25]-[.G25])" office:value-type="float" office:value="12.25" calcext:value-type="float">
            <text:p>12,25</text:p>
          </table:table-cell>
          <table:table-cell table:formula="of:=([.D25]-[.H25])*([.D25]-[.H25])" office:value-type="float" office:value="0" calcext:value-type="float">
            <text:p>0</text:p>
          </table:table-cell>
          <table:table-cell table:formula="of:=([.E25]-[.I25])*([.E25]-[.I25])" office:value-type="float" office:value="36.75" calcext:value-type="float">
            <text:p>36,75</text:p>
          </table:table-cell>
          <table:table-cell table:formula="of:=SQRT(SUM([.K25:.M25]))" office:value-type="float" office:value="7" calcext:value-type="float">
            <text:p>7</text:p>
          </table:table-cell>
          <table:table-cell/>
          <table:table-cell table:formula="of:=([.C25]-[.G25])/[.$N25]" office:value-type="float" office:value="0.5" calcext:value-type="float">
            <text:p>0,5</text:p>
          </table:table-cell>
          <table:table-cell table:formula="of:=([.D25]-[.H25])/[.$N25]" office:value-type="float" office:value="0" calcext:value-type="float">
            <text:p>0</text:p>
          </table:table-cell>
          <table:table-cell table:formula="of:=([.E25]-[.I25])/[.$N25]" office:value-type="float" office:value="-0.866025403784439" calcext:value-type="float">
            <text:p>-0,866025403784439</text:p>
          </table:table-cell>
          <table:table-cell/>
          <table:table-cell table:formula="of:=TEXT([.C25];&quot;+0,000;-0,000;+0,000&quot;)" office:value-type="string" office:string-value="+3,500" calcext:value-type="string">
            <text:p>+3,500</text:p>
          </table:table-cell>
          <table:table-cell table:formula="of:=TEXT([.D25];&quot;+0,000;-0,000;+0,000&quot;)" office:value-type="string" office:string-value="+40,000" calcext:value-type="string">
            <text:p>+40,000</text:p>
          </table:table-cell>
          <table:table-cell table:formula="of:=TEXT([.E25];&quot;+0,000;-0,000;+0,000&quot;)" office:value-type="string" office:string-value="-6,062" calcext:value-type="string">
            <text:p>-6,062</text:p>
          </table:table-cell>
          <table:table-cell table:formula="of:=SUBSTITUTE([.T25];&quot;,&quot;;&quot;.&quot;)" office:value-type="string" office:string-value="+3.500" calcext:value-type="string">
            <text:p>+3.500</text:p>
          </table:table-cell>
          <table:table-cell table:formula="of:=SUBSTITUTE([.U25];&quot;,&quot;;&quot;.&quot;)" office:value-type="string" office:string-value="+40.000" calcext:value-type="string">
            <text:p>+40.000</text:p>
          </table:table-cell>
          <table:table-cell table:formula="of:=SUBSTITUTE([.V25];&quot;,&quot;;&quot;.&quot;)" office:value-type="string" office:string-value="-6.062" calcext:value-type="string">
            <text:p>-6.062</text:p>
          </table:table-cell>
          <table:table-cell table:formula="of:=CONCATENATE([.W25];&quot;,&quot;;[.X25];&quot;,&quot;;[.Y25])" office:value-type="string" office:string-value="+3.500,+40.000,-6.062" calcext:value-type="string">
            <text:p>+3.500,+40.000,-6.062</text:p>
          </table:table-cell>
          <table:table-cell/>
          <table:table-cell table:formula="of:=TEXT([.P25];&quot;+0,000;-0,000;+0,000&quot;)" office:value-type="string" office:string-value="+0,500" calcext:value-type="string">
            <text:p>+0,500</text:p>
          </table:table-cell>
          <table:table-cell table:formula="of:=TEXT([.Q25];&quot;+0,000;-0,000;+0,000&quot;)" office:value-type="string" office:string-value="+0,000" calcext:value-type="string">
            <text:p>+0,000</text:p>
          </table:table-cell>
          <table:table-cell table:formula="of:=TEXT([.R25];&quot;+0,000;-0,000;+0,000&quot;)" office:value-type="string" office:string-value="-0,866" calcext:value-type="string">
            <text:p>-0,866</text:p>
          </table:table-cell>
          <table:table-cell table:formula="of:=SUBSTITUTE([.AB25];&quot;,&quot;;&quot;.&quot;)" office:value-type="string" office:string-value="+0.500" calcext:value-type="string">
            <text:p>+0.500</text:p>
          </table:table-cell>
          <table:table-cell table:formula="of:=SUBSTITUTE([.AC25];&quot;,&quot;;&quot;.&quot;)" office:value-type="string" office:string-value="+0.000" calcext:value-type="string">
            <text:p>+0.000</text:p>
          </table:table-cell>
          <table:table-cell table:formula="of:=SUBSTITUTE([.AD25];&quot;,&quot;;&quot;.&quot;)" office:value-type="string" office:string-value="-0.866" calcext:value-type="string">
            <text:p>-0.866</text:p>
          </table:table-cell>
          <table:table-cell table:formula="of:=CONCATENATE([.AE25];&quot;,&quot;;[.AF25];&quot;,&quot;;[.AG25])" office:value-type="string" office:string-value="+0.500,+0.000,-0.866" calcext:value-type="string">
            <text:p>+0.500,+0.000,-0.866</text:p>
          </table:table-cell>
          <table:table-cell table:number-columns-repeated="2"/>
          <table:table-cell table:formula="of:=&quot;cy &quot;&amp;[.Z25]&amp;&quot;     &quot;&amp;[.AH25]&amp;&quot;    &quot;&amp;[.F$1]&amp;&quot;     &quot;&amp;[.F$2]&amp;&quot;     &quot;&amp;TEXT([.AO25];&quot;000&quot;)&amp;&quot;,&quot;&amp;TEXT([.AP25];&quot;000&quot;)&amp;&quot;,&quot;&amp;TEXT([.AQ25];&quot;000&quot;)" office:value-type="string" office:string-value="cy +3.500,+40.000,-6.062     +0.500,+0.000,-0.866    2     14     020,020,255" calcext:value-type="string">
            <text:p>cy +3.500,+40.000,-6.062 <text:s text:c="4"/>+0.500,+0.000,-0.866 <text:s text:c="3"/>2 <text:s text:c="4"/>14 <text:s text:c="4"/>020,020,255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6]*PI()/180" office:value-type="float" office:value="5.49778714378214" calcext:value-type="float">
            <text:p>5,49778714378214</text:p>
          </table:table-cell>
          <table:table-cell table:formula="of:=[.B25]+[.$B$1]" office:value-type="float" office:value="315" calcext:value-type="float">
            <text:p>315</text:p>
          </table:table-cell>
          <table:table-cell table:formula="of:=[.$B$3]*COS([.$A26])" office:value-type="float" office:value="4.94974746830583" calcext:value-type="float">
            <text:p>4,94974746830583</text:p>
          </table:table-cell>
          <table:table-cell table:formula="of:=[.D25]+[.$B$2]" office:value-type="float" office:value="42" calcext:value-type="float">
            <text:p>42</text:p>
          </table:table-cell>
          <table:table-cell table:formula="of:=[.$B$3]*SIN([.$A26])" office:value-type="float" office:value="-4.94974746830583" calcext:value-type="float">
            <text:p>-4,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6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6]-[.G26])*([.C26]-[.G26])" office:value-type="float" office:value="24.5" calcext:value-type="float">
            <text:p>24,5</text:p>
          </table:table-cell>
          <table:table-cell table:formula="of:=([.D26]-[.H26])*([.D26]-[.H26])" office:value-type="float" office:value="0" calcext:value-type="float">
            <text:p>0</text:p>
          </table:table-cell>
          <table:table-cell table:formula="of:=([.E26]-[.I26])*([.E26]-[.I26])" office:value-type="float" office:value="24.5" calcext:value-type="float">
            <text:p>24,5</text:p>
          </table:table-cell>
          <table:table-cell table:formula="of:=SQRT(SUM([.K26:.M26]))" office:value-type="float" office:value="7" calcext:value-type="float">
            <text:p>7</text:p>
          </table:table-cell>
          <table:table-cell/>
          <table:table-cell table:formula="of:=([.C26]-[.G26])/[.$N26]" office:value-type="float" office:value="0.707106781186547" calcext:value-type="float">
            <text:p>0,707106781186547</text:p>
          </table:table-cell>
          <table:table-cell table:formula="of:=([.D26]-[.H26])/[.$N26]" office:value-type="float" office:value="0" calcext:value-type="float">
            <text:p>0</text:p>
          </table:table-cell>
          <table:table-cell table:formula="of:=([.E26]-[.I26])/[.$N26]" office:value-type="float" office:value="-0.707106781186548" calcext:value-type="float">
            <text:p>-0,707106781186548</text:p>
          </table:table-cell>
          <table:table-cell/>
          <table:table-cell table:formula="of:=TEXT([.C26];&quot;+0,000;-0,000;+0,000&quot;)" office:value-type="string" office:string-value="+4,950" calcext:value-type="string">
            <text:p>+4,950</text:p>
          </table:table-cell>
          <table:table-cell table:formula="of:=TEXT([.D26];&quot;+0,000;-0,000;+0,000&quot;)" office:value-type="string" office:string-value="+42,000" calcext:value-type="string">
            <text:p>+42,000</text:p>
          </table:table-cell>
          <table:table-cell table:formula="of:=TEXT([.E26];&quot;+0,000;-0,000;+0,000&quot;)" office:value-type="string" office:string-value="-4,950" calcext:value-type="string">
            <text:p>-4,950</text:p>
          </table:table-cell>
          <table:table-cell table:formula="of:=SUBSTITUTE([.T26];&quot;,&quot;;&quot;.&quot;)" office:value-type="string" office:string-value="+4.950" calcext:value-type="string">
            <text:p>+4.950</text:p>
          </table:table-cell>
          <table:table-cell table:formula="of:=SUBSTITUTE([.U26];&quot;,&quot;;&quot;.&quot;)" office:value-type="string" office:string-value="+42.000" calcext:value-type="string">
            <text:p>+42.000</text:p>
          </table:table-cell>
          <table:table-cell table:formula="of:=SUBSTITUTE([.V26];&quot;,&quot;;&quot;.&quot;)" office:value-type="string" office:string-value="-4.950" calcext:value-type="string">
            <text:p>-4.950</text:p>
          </table:table-cell>
          <table:table-cell table:formula="of:=CONCATENATE([.W26];&quot;,&quot;;[.X26];&quot;,&quot;;[.Y26])" office:value-type="string" office:string-value="+4.950,+42.000,-4.950" calcext:value-type="string">
            <text:p>+4.950,+42.000,-4.950</text:p>
          </table:table-cell>
          <table:table-cell/>
          <table:table-cell table:formula="of:=TEXT([.P26];&quot;+0,000;-0,000;+0,000&quot;)" office:value-type="string" office:string-value="+0,707" calcext:value-type="string">
            <text:p>+0,707</text:p>
          </table:table-cell>
          <table:table-cell table:formula="of:=TEXT([.Q26];&quot;+0,000;-0,000;+0,000&quot;)" office:value-type="string" office:string-value="+0,000" calcext:value-type="string">
            <text:p>+0,000</text:p>
          </table:table-cell>
          <table:table-cell table:formula="of:=TEXT([.R26];&quot;+0,000;-0,000;+0,000&quot;)" office:value-type="string" office:string-value="-0,707" calcext:value-type="string">
            <text:p>-0,707</text:p>
          </table:table-cell>
          <table:table-cell table:formula="of:=SUBSTITUTE([.AB26];&quot;,&quot;;&quot;.&quot;)" office:value-type="string" office:string-value="+0.707" calcext:value-type="string">
            <text:p>+0.707</text:p>
          </table:table-cell>
          <table:table-cell table:formula="of:=SUBSTITUTE([.AC26];&quot;,&quot;;&quot;.&quot;)" office:value-type="string" office:string-value="+0.000" calcext:value-type="string">
            <text:p>+0.000</text:p>
          </table:table-cell>
          <table:table-cell table:formula="of:=SUBSTITUTE([.AD26];&quot;,&quot;;&quot;.&quot;)" office:value-type="string" office:string-value="-0.707" calcext:value-type="string">
            <text:p>-0.707</text:p>
          </table:table-cell>
          <table:table-cell table:formula="of:=CONCATENATE([.AE26];&quot;,&quot;;[.AF26];&quot;,&quot;;[.AG26])" office:value-type="string" office:string-value="+0.707,+0.000,-0.707" calcext:value-type="string">
            <text:p>+0.707,+0.000,-0.707</text:p>
          </table:table-cell>
          <table:table-cell table:number-columns-repeated="2"/>
          <table:table-cell table:formula="of:=&quot;cy &quot;&amp;[.Z26]&amp;&quot;     &quot;&amp;[.AH26]&amp;&quot;    &quot;&amp;[.F$1]&amp;&quot;     &quot;&amp;[.F$2]&amp;&quot;     &quot;&amp;TEXT([.AO26];&quot;000&quot;)&amp;&quot;,&quot;&amp;TEXT([.AP26];&quot;000&quot;)&amp;&quot;,&quot;&amp;TEXT([.AQ26];&quot;000&quot;)" office:value-type="string" office:string-value="cy +4.950,+42.000,-4.950     +0.707,+0.000,-0.707    2     14     021,021,255" calcext:value-type="string">
            <text:p>cy +4.950,+42.000,-4.950 <text:s text:c="4"/>+0.707,+0.000,-0.707 <text:s text:c="3"/>2 <text:s text:c="4"/>14 <text:s text:c="4"/>021,021,255</text:p>
          </table:table-cell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7]*PI()/180" office:value-type="float" office:value="5.75958653158129" calcext:value-type="float">
            <text:p>5,75958653158129</text:p>
          </table:table-cell>
          <table:table-cell table:formula="of:=[.B26]+[.$B$1]" office:value-type="float" office:value="330" calcext:value-type="float">
            <text:p>330</text:p>
          </table:table-cell>
          <table:table-cell table:formula="of:=[.$B$3]*COS([.$A27])" office:value-type="float" office:value="6.06217782649107" calcext:value-type="float">
            <text:p>6,06217782649107</text:p>
          </table:table-cell>
          <table:table-cell table:formula="of:=[.D26]+[.$B$2]" office:value-type="float" office:value="44" calcext:value-type="float">
            <text:p>44</text:p>
          </table:table-cell>
          <table:table-cell table:formula="of:=[.$B$3]*SIN([.$A27])" office:value-type="float" office:value="-3.5" calcext:value-type="float">
            <text:p>-3,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7]-[.G27])*([.C27]-[.G27])" office:value-type="float" office:value="36.75" calcext:value-type="float">
            <text:p>36,75</text:p>
          </table:table-cell>
          <table:table-cell table:formula="of:=([.D27]-[.H27])*([.D27]-[.H27])" office:value-type="float" office:value="0" calcext:value-type="float">
            <text:p>0</text:p>
          </table:table-cell>
          <table:table-cell table:formula="of:=([.E27]-[.I27])*([.E27]-[.I27])" office:value-type="float" office:value="12.25" calcext:value-type="float">
            <text:p>12,25</text:p>
          </table:table-cell>
          <table:table-cell table:formula="of:=SQRT(SUM([.K27:.M27]))" office:value-type="float" office:value="7" calcext:value-type="float">
            <text:p>7</text:p>
          </table:table-cell>
          <table:table-cell/>
          <table:table-cell table:formula="of:=([.C27]-[.G27])/[.$N27]" office:value-type="float" office:value="0.866025403784438" calcext:value-type="float">
            <text:p>0,866025403784438</text:p>
          </table:table-cell>
          <table:table-cell table:formula="of:=([.D27]-[.H27])/[.$N27]" office:value-type="float" office:value="0" calcext:value-type="float">
            <text:p>0</text:p>
          </table:table-cell>
          <table:table-cell table:formula="of:=([.E27]-[.I27])/[.$N27]" office:value-type="float" office:value="-0.5" calcext:value-type="float">
            <text:p>-0,5</text:p>
          </table:table-cell>
          <table:table-cell/>
          <table:table-cell table:formula="of:=TEXT([.C27];&quot;+0,000;-0,000;+0,000&quot;)" office:value-type="string" office:string-value="+6,062" calcext:value-type="string">
            <text:p>+6,062</text:p>
          </table:table-cell>
          <table:table-cell table:formula="of:=TEXT([.D27];&quot;+0,000;-0,000;+0,000&quot;)" office:value-type="string" office:string-value="+44,000" calcext:value-type="string">
            <text:p>+44,000</text:p>
          </table:table-cell>
          <table:table-cell table:formula="of:=TEXT([.E27];&quot;+0,000;-0,000;+0,000&quot;)" office:value-type="string" office:string-value="-3,500" calcext:value-type="string">
            <text:p>-3,500</text:p>
          </table:table-cell>
          <table:table-cell table:formula="of:=SUBSTITUTE([.T27];&quot;,&quot;;&quot;.&quot;)" office:value-type="string" office:string-value="+6.062" calcext:value-type="string">
            <text:p>+6.062</text:p>
          </table:table-cell>
          <table:table-cell table:formula="of:=SUBSTITUTE([.U27];&quot;,&quot;;&quot;.&quot;)" office:value-type="string" office:string-value="+44.000" calcext:value-type="string">
            <text:p>+44.000</text:p>
          </table:table-cell>
          <table:table-cell table:formula="of:=SUBSTITUTE([.V27];&quot;,&quot;;&quot;.&quot;)" office:value-type="string" office:string-value="-3.500" calcext:value-type="string">
            <text:p>-3.500</text:p>
          </table:table-cell>
          <table:table-cell table:formula="of:=CONCATENATE([.W27];&quot;,&quot;;[.X27];&quot;,&quot;;[.Y27])" office:value-type="string" office:string-value="+6.062,+44.000,-3.500" calcext:value-type="string">
            <text:p>+6.062,+44.000,-3.500</text:p>
          </table:table-cell>
          <table:table-cell/>
          <table:table-cell table:formula="of:=TEXT([.P27];&quot;+0,000;-0,000;+0,000&quot;)" office:value-type="string" office:string-value="+0,866" calcext:value-type="string">
            <text:p>+0,866</text:p>
          </table:table-cell>
          <table:table-cell table:formula="of:=TEXT([.Q27];&quot;+0,000;-0,000;+0,000&quot;)" office:value-type="string" office:string-value="+0,000" calcext:value-type="string">
            <text:p>+0,000</text:p>
          </table:table-cell>
          <table:table-cell table:formula="of:=TEXT([.R27];&quot;+0,000;-0,000;+0,000&quot;)" office:value-type="string" office:string-value="-0,500" calcext:value-type="string">
            <text:p>-0,500</text:p>
          </table:table-cell>
          <table:table-cell table:formula="of:=SUBSTITUTE([.AB27];&quot;,&quot;;&quot;.&quot;)" office:value-type="string" office:string-value="+0.866" calcext:value-type="string">
            <text:p>+0.866</text:p>
          </table:table-cell>
          <table:table-cell table:formula="of:=SUBSTITUTE([.AC27];&quot;,&quot;;&quot;.&quot;)" office:value-type="string" office:string-value="+0.000" calcext:value-type="string">
            <text:p>+0.000</text:p>
          </table:table-cell>
          <table:table-cell table:formula="of:=SUBSTITUTE([.AD27];&quot;,&quot;;&quot;.&quot;)" office:value-type="string" office:string-value="-0.500" calcext:value-type="string">
            <text:p>-0.500</text:p>
          </table:table-cell>
          <table:table-cell table:formula="of:=CONCATENATE([.AE27];&quot;,&quot;;[.AF27];&quot;,&quot;;[.AG27])" office:value-type="string" office:string-value="+0.866,+0.000,-0.500" calcext:value-type="string">
            <text:p>+0.866,+0.000,-0.500</text:p>
          </table:table-cell>
          <table:table-cell table:number-columns-repeated="2"/>
          <table:table-cell table:formula="of:=&quot;cy &quot;&amp;[.Z27]&amp;&quot;     &quot;&amp;[.AH27]&amp;&quot;    &quot;&amp;[.F$1]&amp;&quot;     &quot;&amp;[.F$2]&amp;&quot;     &quot;&amp;TEXT([.AO27];&quot;000&quot;)&amp;&quot;,&quot;&amp;TEXT([.AP27];&quot;000&quot;)&amp;&quot;,&quot;&amp;TEXT([.AQ27];&quot;000&quot;)" office:value-type="string" office:string-value="cy +6.062,+44.000,-3.500     +0.866,+0.000,-0.500    2     14     022,022,255" calcext:value-type="string">
            <text:p>cy +6.062,+44.000,-3.500 <text:s text:c="4"/>+0.866,+0.000,-0.500 <text:s text:c="3"/>2 <text:s text:c="4"/>14 <text:s text:c="4"/>022,022,255</text:p>
          </table:table-cell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8]*PI()/180" office:value-type="float" office:value="6.02138591938044" calcext:value-type="float">
            <text:p>6,02138591938044</text:p>
          </table:table-cell>
          <table:table-cell table:formula="of:=[.B27]+[.$B$1]" office:value-type="float" office:value="345" calcext:value-type="float">
            <text:p>345</text:p>
          </table:table-cell>
          <table:table-cell table:formula="of:=[.$B$3]*COS([.$A28])" office:value-type="float" office:value="6.76148078402348" calcext:value-type="float">
            <text:p>6,76148078402348</text:p>
          </table:table-cell>
          <table:table-cell table:formula="of:=[.D27]+[.$B$2]" office:value-type="float" office:value="46" calcext:value-type="float">
            <text:p>46</text:p>
          </table:table-cell>
          <table:table-cell table:formula="of:=[.$B$3]*SIN([.$A28])" office:value-type="float" office:value="-1.81173331571764" calcext:value-type="float">
            <text:p>-1,811733315717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8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8]-[.G28])*([.C28]-[.G28])" office:value-type="float" office:value="45.7176223927187" calcext:value-type="float">
            <text:p>45,7176223927187</text:p>
          </table:table-cell>
          <table:table-cell table:formula="of:=([.D28]-[.H28])*([.D28]-[.H28])" office:value-type="float" office:value="0" calcext:value-type="float">
            <text:p>0</text:p>
          </table:table-cell>
          <table:table-cell table:formula="of:=([.E28]-[.I28])*([.E28]-[.I28])" office:value-type="float" office:value="3.28237760728125" calcext:value-type="float">
            <text:p>3,28237760728125</text:p>
          </table:table-cell>
          <table:table-cell table:formula="of:=SQRT(SUM([.K28:.M28]))" office:value-type="float" office:value="7" calcext:value-type="float">
            <text:p>7</text:p>
          </table:table-cell>
          <table:table-cell/>
          <table:table-cell table:formula="of:=([.C28]-[.G28])/[.$N28]" office:value-type="float" office:value="0.965925826289068" calcext:value-type="float">
            <text:p>0,965925826289068</text:p>
          </table:table-cell>
          <table:table-cell table:formula="of:=([.D28]-[.H28])/[.$N28]" office:value-type="float" office:value="0" calcext:value-type="float">
            <text:p>0</text:p>
          </table:table-cell>
          <table:table-cell table:formula="of:=([.E28]-[.I28])/[.$N28]" office:value-type="float" office:value="-0.258819045102521" calcext:value-type="float">
            <text:p>-0,258819045102521</text:p>
          </table:table-cell>
          <table:table-cell/>
          <table:table-cell table:formula="of:=TEXT([.C28];&quot;+0,000;-0,000;+0,000&quot;)" office:value-type="string" office:string-value="+6,761" calcext:value-type="string">
            <text:p>+6,761</text:p>
          </table:table-cell>
          <table:table-cell table:formula="of:=TEXT([.D28];&quot;+0,000;-0,000;+0,000&quot;)" office:value-type="string" office:string-value="+46,000" calcext:value-type="string">
            <text:p>+46,000</text:p>
          </table:table-cell>
          <table:table-cell table:formula="of:=TEXT([.E28];&quot;+0,000;-0,000;+0,000&quot;)" office:value-type="string" office:string-value="-1,812" calcext:value-type="string">
            <text:p>-1,812</text:p>
          </table:table-cell>
          <table:table-cell table:formula="of:=SUBSTITUTE([.T28];&quot;,&quot;;&quot;.&quot;)" office:value-type="string" office:string-value="+6.761" calcext:value-type="string">
            <text:p>+6.761</text:p>
          </table:table-cell>
          <table:table-cell table:formula="of:=SUBSTITUTE([.U28];&quot;,&quot;;&quot;.&quot;)" office:value-type="string" office:string-value="+46.000" calcext:value-type="string">
            <text:p>+46.000</text:p>
          </table:table-cell>
          <table:table-cell table:formula="of:=SUBSTITUTE([.V28];&quot;,&quot;;&quot;.&quot;)" office:value-type="string" office:string-value="-1.812" calcext:value-type="string">
            <text:p>-1.812</text:p>
          </table:table-cell>
          <table:table-cell table:formula="of:=CONCATENATE([.W28];&quot;,&quot;;[.X28];&quot;,&quot;;[.Y28])" office:value-type="string" office:string-value="+6.761,+46.000,-1.812" calcext:value-type="string">
            <text:p>+6.761,+46.000,-1.812</text:p>
          </table:table-cell>
          <table:table-cell/>
          <table:table-cell table:formula="of:=TEXT([.P28];&quot;+0,000;-0,000;+0,000&quot;)" office:value-type="string" office:string-value="+0,966" calcext:value-type="string">
            <text:p>+0,966</text:p>
          </table:table-cell>
          <table:table-cell table:formula="of:=TEXT([.Q28];&quot;+0,000;-0,000;+0,000&quot;)" office:value-type="string" office:string-value="+0,000" calcext:value-type="string">
            <text:p>+0,000</text:p>
          </table:table-cell>
          <table:table-cell table:formula="of:=TEXT([.R28];&quot;+0,000;-0,000;+0,000&quot;)" office:value-type="string" office:string-value="-0,259" calcext:value-type="string">
            <text:p>-0,259</text:p>
          </table:table-cell>
          <table:table-cell table:formula="of:=SUBSTITUTE([.AB28];&quot;,&quot;;&quot;.&quot;)" office:value-type="string" office:string-value="+0.966" calcext:value-type="string">
            <text:p>+0.966</text:p>
          </table:table-cell>
          <table:table-cell table:formula="of:=SUBSTITUTE([.AC28];&quot;,&quot;;&quot;.&quot;)" office:value-type="string" office:string-value="+0.000" calcext:value-type="string">
            <text:p>+0.000</text:p>
          </table:table-cell>
          <table:table-cell table:formula="of:=SUBSTITUTE([.AD28];&quot;,&quot;;&quot;.&quot;)" office:value-type="string" office:string-value="-0.259" calcext:value-type="string">
            <text:p>-0.259</text:p>
          </table:table-cell>
          <table:table-cell table:formula="of:=CONCATENATE([.AE28];&quot;,&quot;;[.AF28];&quot;,&quot;;[.AG28])" office:value-type="string" office:string-value="+0.966,+0.000,-0.259" calcext:value-type="string">
            <text:p>+0.966,+0.000,-0.259</text:p>
          </table:table-cell>
          <table:table-cell table:number-columns-repeated="2"/>
          <table:table-cell table:formula="of:=&quot;cy &quot;&amp;[.Z28]&amp;&quot;     &quot;&amp;[.AH28]&amp;&quot;    &quot;&amp;[.F$1]&amp;&quot;     &quot;&amp;[.F$2]&amp;&quot;     &quot;&amp;TEXT([.AO28];&quot;000&quot;)&amp;&quot;,&quot;&amp;TEXT([.AP28];&quot;000&quot;)&amp;&quot;,&quot;&amp;TEXT([.AQ28];&quot;000&quot;)" office:value-type="string" office:string-value="cy +6.761,+46.000,-1.812     +0.966,+0.000,-0.259    2     14     023,023,255" calcext:value-type="string">
            <text:p>cy +6.761,+46.000,-1.812 <text:s text:c="4"/>+0.966,+0.000,-0.259 <text:s text:c="3"/>2 <text:s text:c="4"/>14 <text:s text:c="4"/>023,023,255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9]*PI()/180" office:value-type="float" office:value="6.28318530717959" calcext:value-type="float">
            <text:p>6,28318530717959</text:p>
          </table:table-cell>
          <table:table-cell table:formula="of:=[.B28]+[.$B$1]" office:value-type="float" office:value="360" calcext:value-type="float">
            <text:p>360</text:p>
          </table:table-cell>
          <table:table-cell table:formula="of:=[.$B$3]*COS([.$A29])" office:value-type="float" office:value="7" calcext:value-type="float">
            <text:p>7</text:p>
          </table:table-cell>
          <table:table-cell table:formula="of:=[.D28]+[.$B$2]" office:value-type="float" office:value="48" calcext:value-type="float">
            <text:p>48</text:p>
          </table:table-cell>
          <table:table-cell table:formula="of:=[.$B$3]*SIN([.$A29])" office:value-type="float" office:value="-1.71450551880629E-015" calcext:value-type="float">
            <text:p>-1,71450551880629E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9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9]-[.G29])*([.C29]-[.G29])" office:value-type="float" office:value="49" calcext:value-type="float">
            <text:p>49</text:p>
          </table:table-cell>
          <table:table-cell table:formula="of:=([.D29]-[.H29])*([.D29]-[.H29])" office:value-type="float" office:value="0" calcext:value-type="float">
            <text:p>0</text:p>
          </table:table-cell>
          <table:table-cell table:formula="of:=([.E29]-[.I29])*([.E29]-[.I29])" office:value-type="float" office:value="2.93952917401724E-030" calcext:value-type="float">
            <text:p>2,93952917401724E-30</text:p>
          </table:table-cell>
          <table:table-cell table:formula="of:=SQRT(SUM([.K29:.M29]))" office:value-type="float" office:value="7" calcext:value-type="float">
            <text:p>7</text:p>
          </table:table-cell>
          <table:table-cell/>
          <table:table-cell table:formula="of:=([.C29]-[.G29])/[.$N29]" office:value-type="float" office:value="1" calcext:value-type="float">
            <text:p>1</text:p>
          </table:table-cell>
          <table:table-cell table:formula="of:=([.D29]-[.H29])/[.$N29]" office:value-type="float" office:value="0" calcext:value-type="float">
            <text:p>0</text:p>
          </table:table-cell>
          <table:table-cell table:formula="of:=([.E29]-[.I29])/[.$N29]" office:value-type="float" office:value="-2.44929359829471E-016" calcext:value-type="float">
            <text:p>-2,44929359829471E-16</text:p>
          </table:table-cell>
          <table:table-cell/>
          <table:table-cell table:formula="of:=TEXT([.C29];&quot;+0,000;-0,000;+0,000&quot;)" office:value-type="string" office:string-value="+7,000" calcext:value-type="string">
            <text:p>+7,000</text:p>
          </table:table-cell>
          <table:table-cell table:formula="of:=TEXT([.D29];&quot;+0,000;-0,000;+0,000&quot;)" office:value-type="string" office:string-value="+48,000" calcext:value-type="string">
            <text:p>+48,000</text:p>
          </table:table-cell>
          <table:table-cell table:formula="of:=TEXT([.E29];&quot;+0,000;-0,000;+0,000&quot;)" office:value-type="string" office:string-value="-0,000" calcext:value-type="string">
            <text:p>-0,000</text:p>
          </table:table-cell>
          <table:table-cell table:formula="of:=SUBSTITUTE([.T29];&quot;,&quot;;&quot;.&quot;)" office:value-type="string" office:string-value="+7.000" calcext:value-type="string">
            <text:p>+7.000</text:p>
          </table:table-cell>
          <table:table-cell table:formula="of:=SUBSTITUTE([.U29];&quot;,&quot;;&quot;.&quot;)" office:value-type="string" office:string-value="+48.000" calcext:value-type="string">
            <text:p>+48.000</text:p>
          </table:table-cell>
          <table:table-cell table:formula="of:=SUBSTITUTE([.V29];&quot;,&quot;;&quot;.&quot;)" office:value-type="string" office:string-value="-0.000" calcext:value-type="string">
            <text:p>-0.000</text:p>
          </table:table-cell>
          <table:table-cell table:formula="of:=CONCATENATE([.W29];&quot;,&quot;;[.X29];&quot;,&quot;;[.Y29])" office:value-type="string" office:string-value="+7.000,+48.000,-0.000" calcext:value-type="string">
            <text:p>+7.000,+48.000,-0.000</text:p>
          </table:table-cell>
          <table:table-cell/>
          <table:table-cell table:formula="of:=TEXT([.P29];&quot;+0,000;-0,000;+0,000&quot;)" office:value-type="string" office:string-value="+1,000" calcext:value-type="string">
            <text:p>+1,000</text:p>
          </table:table-cell>
          <table:table-cell table:formula="of:=TEXT([.Q29];&quot;+0,000;-0,000;+0,000&quot;)" office:value-type="string" office:string-value="+0,000" calcext:value-type="string">
            <text:p>+0,000</text:p>
          </table:table-cell>
          <table:table-cell table:formula="of:=TEXT([.R29];&quot;+0,000;-0,000;+0,000&quot;)" office:value-type="string" office:string-value="-0,000" calcext:value-type="string">
            <text:p>-0,000</text:p>
          </table:table-cell>
          <table:table-cell table:formula="of:=SUBSTITUTE([.AB29];&quot;,&quot;;&quot;.&quot;)" office:value-type="string" office:string-value="+1.000" calcext:value-type="string">
            <text:p>+1.000</text:p>
          </table:table-cell>
          <table:table-cell table:formula="of:=SUBSTITUTE([.AC29];&quot;,&quot;;&quot;.&quot;)" office:value-type="string" office:string-value="+0.000" calcext:value-type="string">
            <text:p>+0.000</text:p>
          </table:table-cell>
          <table:table-cell table:formula="of:=SUBSTITUTE([.AD29];&quot;,&quot;;&quot;.&quot;)" office:value-type="string" office:string-value="-0.000" calcext:value-type="string">
            <text:p>-0.000</text:p>
          </table:table-cell>
          <table:table-cell table:formula="of:=CONCATENATE([.AE29];&quot;,&quot;;[.AF29];&quot;,&quot;;[.AG29])" office:value-type="string" office:string-value="+1.000,+0.000,-0.000" calcext:value-type="string">
            <text:p>+1.000,+0.000,-0.000</text:p>
          </table:table-cell>
          <table:table-cell table:number-columns-repeated="2"/>
          <table:table-cell table:formula="of:=&quot;cy &quot;&amp;[.Z29]&amp;&quot;     &quot;&amp;[.AH29]&amp;&quot;    &quot;&amp;[.F$1]&amp;&quot;     &quot;&amp;[.F$2]&amp;&quot;     &quot;&amp;TEXT([.AO29];&quot;000&quot;)&amp;&quot;,&quot;&amp;TEXT([.AP29];&quot;000&quot;)&amp;&quot;,&quot;&amp;TEXT([.AQ29];&quot;000&quot;)" office:value-type="string" office:string-value="cy +7.000,+48.000,-0.000     +1.000,+0.000,-0.000    2     14     024,024,255" calcext:value-type="string">
            <text:p>cy +7.000,+48.000,-0.000 <text:s text:c="4"/>+1.000,+0.000,-0.000 <text:s text:c="3"/>2 <text:s text:c="4"/>14 <text:s text:c="4"/>024,024,255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8:13:44.090429637</meta:creation-date>
    <dc:date>2024-12-15T10:06:40.341179616</dc:date>
    <meta:editing-duration>PT9M</meta:editing-duration>
    <meta:editing-cycles>2</meta:editing-cycles>
    <meta:generator>LibreOffice/24.8.3.2$Linux_X86_64 LibreOffice_project/e14c9fdd1f585efcbb2c5363087a99d20928d522</meta:generator>
    <meta:document-statistic meta:table-count="1" meta:cell-count="8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73cm" svg:y="4.201cm" style:legend-expansion="high" chart:style-name="ch2"/>
        <chart:plot-area chart:style-name="ch3" table:cell-range-address="Hoja1.C4:Hoja1.C23 Hoja1.E4:Hoja1.E23" chart:data-source-has-labels="row" svg:x="0.32cm" svg:y="0.18cm" svg:width="14.433cm" svg:height="8.64cm">
          <chart:coordinate-region svg:x="0.473cm" svg:y="0.379cm" svg:width="14.1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23" chart:label-cell-address="Hoja1.E4:Hoja1.E4" chart:class="chart:scatter">
            <chart:domain table:cell-range-address="Hoja1.C5:Hoja1.C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z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Hoja1.C5:Hoja1.C23</svg:desc>
                </draw:g>
              </table:table-cell>
              <table:table-cell office:value-type="float" office:value="0">
                <text:p>0</text:p>
                <draw:g>
                  <svg:desc>Hoja1.E5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6148078402348">
                <text:p>6.76148078402348</text:p>
              </table:table-cell>
              <table:table-cell office:value-type="float" office:value="1.81173331571765">
                <text:p>1.81173331571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6217782649107">
                <text:p>6.062177826491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974746830583">
                <text:p>4.94974746830583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6.06217782649107">
                <text:p>6.06217782649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173331571765">
                <text:p>1.81173331571765</text:p>
              </table:table-cell>
              <table:table-cell office:value-type="float" office:value="6.76148078402348">
                <text:p>6.76148078402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626379701574E-016">
                <text:p>4.28626379701574E-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1173331571765">
                <text:p>-1.81173331571765</text:p>
              </table:table-cell>
              <table:table-cell office:value-type="float" office:value="6.76148078402348">
                <text:p>6.76148078402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5">
                <text:p>-3.5</text:p>
              </table:table-cell>
              <table:table-cell office:value-type="float" office:value="6.06217782649107">
                <text:p>6.06217782649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94974746830583">
                <text:p>-4.94974746830583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06217782649107">
                <text:p>-6.062177826491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76148078402348">
                <text:p>-6.76148078402348</text:p>
              </table:table-cell>
              <table:table-cell office:value-type="float" office:value="1.81173331571765">
                <text:p>1.8117333157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6148078402348">
                <text:p>-6.76148078402348</text:p>
              </table:table-cell>
              <table:table-cell office:value-type="float" office:value="-1.81173331571764">
                <text:p>-1.81173331571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6217782649107">
                <text:p>-6.0621778264910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94974746830583">
                <text:p>-4.94974746830583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5">
                <text:p>-3.5</text:p>
              </table:table-cell>
              <table:table-cell office:value-type="float" office:value="-6.06217782649107">
                <text:p>-6.06217782649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1173331571764">
                <text:p>-1.81173331571764</text:p>
              </table:table-cell>
              <table:table-cell office:value-type="float" office:value="-6.76148078402348">
                <text:p>-6.76148078402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8587913910472E-015">
                <text:p>-1.28587913910472E-015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